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2.14cm"/>
    </style:style>
    <style:style style:name="co4" style:family="table-column">
      <style:table-column-properties fo:break-before="auto" style:column-width="6.403cm"/>
    </style:style>
    <style:style style:name="co5" style:family="table-column">
      <style:table-column-properties fo:break-before="auto" style:column-width="8.809cm"/>
    </style:style>
    <style:style style:name="co6" style:family="table-column">
      <style:table-column-properties fo:break-before="auto" style:column-width="8.45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86cm"/>
    </style:style>
    <style:style style:name="co9" style:family="table-column">
      <style:table-column-properties fo:break-before="auto" style:column-width="2.549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041cm"/>
    </style:style>
    <style:style style:name="co12" style:family="table-column">
      <style:table-column-properties fo:break-before="auto" style:column-width="2.986cm"/>
    </style:style>
    <style:style style:name="co13" style:family="table-column">
      <style:table-column-properties fo:break-before="auto" style:column-width="2.9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row table:style-name="ro1">
          <table:table-cell office:value-type="string">
            <text:p>Online_id</text:p>
          </table:table-cell>
          <table:table-cell office:value-type="string">
            <text:p>Experiment_id</text:p>
          </table:table-cell>
          <table:table-cell office:value-type="string">
            <text:p>Lastfm_tag</text:p>
          </table:table-cell>
          <table:table-cell office:value-type="string">
            <text:p>Artist</text:p>
          </table:table-cell>
          <table:table-cell office:value-type="string">
            <text:p>Title</text:p>
          </table:table-cell>
          <table:table-cell office:value-type="string">
            <text:p>Youtube_link</text:p>
          </table:table-cell>
          <table:table-cell office:value-type="string">
            <text:p>Highlight_start</text:p>
          </table:table-cell>
          <table:table-cell office:value-type="string">
            <text:p>Num_ratings</text:p>
          </table:table-cell>
          <table:table-cell office:value-type="string">
            <text:p>VAQ_Estimate</text:p>
          </table:table-cell>
          <table:table-cell office:value-type="string">
            <text:p>VAQ_Online</text:p>
          </table:table-cell>
          <table:table-cell office:value-type="string">
            <text:p>AVG_Valence</text:p>
          </table:table-cell>
          <table:table-cell office:value-type="string">
            <text:p>STD_Valence</text:p>
          </table:table-cell>
          <table:table-cell office:value-type="string">
            <text:p>Q1_Valence</text:p>
          </table:table-cell>
          <table:table-cell office:value-type="string">
            <text:p>Q2_Valence</text:p>
          </table:table-cell>
          <table:table-cell office:value-type="string">
            <text:p>Q3_Valence</text:p>
          </table:table-cell>
          <table:table-cell office:value-type="string">
            <text:p>AVG_Arousal</text:p>
          </table:table-cell>
          <table:table-cell office:value-type="string">
            <text:p>STD_Arousal</text:p>
          </table:table-cell>
          <table:table-cell office:value-type="string">
            <text:p>Q1_Arousal</text:p>
          </table:table-cell>
          <table:table-cell office:value-type="string">
            <text:p>Q2_Arousal</text:p>
          </table:table-cell>
          <table:table-cell office:value-type="string">
            <text:p>Q3_Arousal</text:p>
          </table:table-cell>
          <table:table-cell office:value-type="string">
            <text:p>AVG_Dominance</text:p>
          </table:table-cell>
          <table:table-cell office:value-type="string">
            <text:p>STD_Dominance</text:p>
          </table:table-cell>
          <table:table-cell office:value-type="string">
            <text:p>Q1_Dominance</text:p>
          </table:table-cell>
          <table:table-cell office:value-type="string">
            <text:p>Q2_Dominance</text:p>
          </table:table-cell>
          <table:table-cell office:value-type="string">
            <text:p>Q3_Dominance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happy</text:p>
          </table:table-cell>
          <table:table-cell office:value-type="string">
            <text:p>Alphabeat</text:p>
          </table:table-cell>
          <table:table-cell office:value-type="string">
            <text:p>Fascination</text:p>
          </table:table-cell>
          <table:table-cell office:value-type="string">
            <text:p>http://www.youtube.com/watch?v=QvD6maGRh7c</text:p>
          </table:table-cell>
          <table:table-cell office:value-type="float" office:value="61">
            <text:p>6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.375">
            <text:p>6.375</text:p>
          </table:table-cell>
          <table:table-cell office:value-type="float" office:value="1.4087">
            <text:p>1.4087</text:p>
          </table:table-cell>
          <table:table-cell office:value-type="float" office:value="2.4167">
            <text:p>2.41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5625">
            <text:p>4.5625</text:p>
          </table:table-cell>
          <table:table-cell office:value-type="float" office:value="2.3444">
            <text:p>2.3444</text:p>
          </table:table-cell>
          <table:table-cell office:value-type="float" office:value="2.4167">
            <text:p>2.4167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5.25">
            <text:p>5.25</text:p>
          </table:table-cell>
          <table:table-cell office:value-type="float" office:value="1.7139">
            <text:p>1.7139</text:p>
          </table:table-cell>
          <table:table-cell table:number-columns-repeated="2" office:value-type="float" office:value="5">
            <text:p>5</text:p>
          </table:table-cell>
          <table:table-cell office:value-type="float" office:value="6.5833">
            <text:p>6.58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un</text:p>
          </table:table-cell>
          <table:table-cell office:value-type="string">
            <text:p>Emilíana Torrini</text:p>
          </table:table-cell>
          <table:table-cell office:value-type="string">
            <text:p>Jungle Drum</text:p>
          </table:table-cell>
          <table:table-cell office:value-type="string">
            <text:p>http://www.youtube.com/watch?v=iZ9vkd7Rp-g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6.8571">
            <text:p>6.8571</text:p>
          </table:table-cell>
          <table:table-cell office:value-type="float" office:value="1.3015">
            <text:p>1.3015</text:p>
          </table:table-cell>
          <table:table-cell office:value-type="float" office:value="4">
            <text:p>4</text:p>
          </table:table-cell>
          <table:table-cell office:value-type="float" office:value="6.5">
            <text:p>6.5</text:p>
          </table:table-cell>
          <table:table-cell office:value-type="float" office:value="8">
            <text:p>8</text:p>
          </table:table-cell>
          <table:table-cell office:value-type="float" office:value="5.8571">
            <text:p>5.8571</text:p>
          </table:table-cell>
          <table:table-cell office:value-type="float" office:value="2.1993">
            <text:p>2.1993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.5584">
            <text:p>1.558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fun</text:p>
          </table:table-cell>
          <table:table-cell office:value-type="string">
            <text:p>The Go! Team</text:p>
          </table:table-cell>
          <table:table-cell office:value-type="string">
            <text:p>Huddle Formation</text:p>
          </table:table-cell>
          <table:table-cell office:value-type="string">
            <text:p>http://www.youtube.com/watch?v=X0eso4ARXzk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.5</text:p>
          </table:table-cell>
          <table:table-cell office:value-type="float" office:value="1.2392">
            <text:p>1.2392</text:p>
          </table:table-cell>
          <table:table-cell office:value-type="float" office:value="4.8333">
            <text:p>4.8333</text:p>
          </table:table-cell>
          <table:table-cell office:value-type="float" office:value="6.5">
            <text:p>6.5</text:p>
          </table:table-cell>
          <table:table-cell office:value-type="float" office:value="7.0833">
            <text:p>7.0833</text:p>
          </table:table-cell>
          <table:table-cell office:value-type="float" office:value="5.5714">
            <text:p>5.5714</text:p>
          </table:table-cell>
          <table:table-cell office:value-type="float" office:value="2.0947">
            <text:p>2.0947</text:p>
          </table:table-cell>
          <table:table-cell office:value-type="float" office:value="4.8333">
            <text:p>4.83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1.842">
            <text:p>1.842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fun</text:p>
          </table:table-cell>
          <table:table-cell office:value-type="string">
            <text:p>Junior Senior</text:p>
          </table:table-cell>
          <table:table-cell office:value-type="string">
            <text:p>Move Your Feet</text:p>
          </table:table-cell>
          <table:table-cell office:value-type="string">
            <text:p>http://www.youtube.com/watch?v=TjkQeBG8r_s</text:p>
          </table:table-cell>
          <table:table-cell office:value-type="float" office:value="161">
            <text:p>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6.9286">
            <text:p>6.9286</text:p>
          </table:table-cell>
          <table:table-cell office:value-type="float" office:value="2.3441">
            <text:p>2.3441</text:p>
          </table:table-cell>
          <table:table-cell office:value-type="float" office:value="3.9167">
            <text:p>3.9167</text:p>
          </table:table-cell>
          <table:table-cell office:value-type="float" office:value="7.5">
            <text:p>7.5</text:p>
          </table:table-cell>
          <table:table-cell office:value-type="float" office:value="9">
            <text:p>9</text:p>
          </table:table-cell>
          <table:table-cell office:value-type="float" office:value="5.5">
            <text:p>5.5</text:p>
          </table:table-cell>
          <table:table-cell office:value-type="float" office:value="2.2913">
            <text:p>2.2913</text:p>
          </table:table-cell>
          <table:table-cell office:value-type="float" office:value="3.9167">
            <text:p>3.916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.4142">
            <text:p>1.4142</text:p>
          </table:table-cell>
          <table:table-cell office:value-type="float" office:value="4.9167">
            <text:p>4.91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fun</text:p>
          </table:table-cell>
          <table:table-cell office:value-type="string">
            <text:p>Of Montreal</text:p>
          </table:table-cell>
          <table:table-cell office:value-type="string">
            <text:p>Wraith Pinned To The Mist And Other Games</text:p>
          </table:table-cell>
          <table:table-cell office:value-type="string">
            <text:p>http://www.youtube.com/watch?v=7PoJv4N1Too</text:p>
          </table:table-cell>
          <table:table-cell office:value-type="float" office:value="126">
            <text:p>12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6.6429">
            <text:p>6.6429</text:p>
          </table:table-cell>
          <table:table-cell office:value-type="float" office:value="1.5403">
            <text:p>1.5403</text:p>
          </table:table-cell>
          <table:table-cell office:value-type="float" office:value="4.8333">
            <text:p>4.83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.1429">
            <text:p>5.1429</text:p>
          </table:table-cell>
          <table:table-cell office:value-type="float" office:value="1.407">
            <text:p>1.407</text:p>
          </table:table-cell>
          <table:table-cell office:value-type="float" office:value="4.8333">
            <text:p>4.833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.9286">
            <text:p>4.9286</text:p>
          </table:table-cell>
          <table:table-cell office:value-type="float" office:value="1.5336">
            <text:p>1.5336</text:p>
          </table:table-cell>
          <table:table-cell office:value-type="float" office:value="4.9167">
            <text:p>4.91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sexy</text:p>
          </table:table-cell>
          <table:table-cell office:value-type="string">
            <text:p>Shakira</text:p>
          </table:table-cell>
          <table:table-cell office:value-type="string">
            <text:p>Loba</text:p>
          </table:table-cell>
          <table:table-cell office:value-type="string">
            <text:p>http://www.youtube.com/watch?v=inavo37kSOg</text:p>
          </table:table-cell>
          <table:table-cell office:value-type="float" office:value="171">
            <text:p>17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5.6429">
            <text:p>5.6429</text:p>
          </table:table-cell>
          <table:table-cell office:value-type="float" office:value="1.586">
            <text:p>1.586</text:p>
          </table:table-cell>
          <table:table-cell office:value-type="float" office:value="3.9167">
            <text:p>3.9167</text:p>
          </table:table-cell>
          <table:table-cell office:value-type="float" office:value="5.5">
            <text:p>5.5</text:p>
          </table:table-cell>
          <table:table-cell office:value-type="float" office:value="7">
            <text:p>7</text:p>
          </table:table-cell>
          <table:table-cell office:value-type="float" office:value="5.0714">
            <text:p>5.0714</text:p>
          </table:table-cell>
          <table:table-cell office:value-type="float" office:value="2.0165">
            <text:p>2.0165</text:p>
          </table:table-cell>
          <table:table-cell office:value-type="float" office:value="3.9167">
            <text:p>3.91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3571">
            <text:p>5.3571</text:p>
          </table:table-cell>
          <table:table-cell office:value-type="float" office:value="2.3179">
            <text:p>2.3179</text:p>
          </table:table-cell>
          <table:table-cell office:value-type="float" office:value="3.9167">
            <text:p>3.91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exciting</text:p>
          </table:table-cell>
          <table:table-cell office:value-type="string">
            <text:p>Lustra</text:p>
          </table:table-cell>
          <table:table-cell office:value-type="string">
            <text:p>Scotty Doesn't Know</text:p>
          </table:table-cell>
          <table:table-cell office:value-type="string">
            <text:p>http://www.youtube.com/watch?v=51ncDQYxsm8</text:p>
          </table:table-cell>
          <table:table-cell office:value-type="float" office:value="141">
            <text:p>14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5.9286">
            <text:p>5.9286</text:p>
          </table:table-cell>
          <table:table-cell office:value-type="float" office:value="2.0516">
            <text:p>2.0516</text:p>
          </table:table-cell>
          <table:table-cell table:number-columns-repeated="2" office:value-type="float" office:value="6">
            <text:p>6</text:p>
          </table:table-cell>
          <table:table-cell office:value-type="float" office:value="7.1667">
            <text:p>7.1667</text:p>
          </table:table-cell>
          <table:table-cell office:value-type="float" office:value="6.9286">
            <text:p>6.9286</text:p>
          </table:table-cell>
          <table:table-cell office:value-type="float" office:value="1.9808">
            <text:p>1.9808</text:p>
          </table:table-cell>
          <table:table-cell office:value-type="float" office:value="6">
            <text:p>6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5.5">
            <text:p>5.5</text:p>
          </table:table-cell>
          <table:table-cell office:value-type="float" office:value="2.4128">
            <text:p>2.4128</text:p>
          </table:table-cell>
          <table:table-cell office:value-type="float" office:value="3.9167">
            <text:p>3.9167</text:p>
          </table:table-cell>
          <table:table-cell office:value-type="float" office:value="6">
            <text:p>6</text:p>
          </table:table-cell>
          <table:table-cell office:value-type="float" office:value="7.0833">
            <text:p>7.0833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pleasure</text:p>
          </table:table-cell>
          <table:table-cell office:value-type="string">
            <text:p>4 Strings</text:p>
          </table:table-cell>
          <table:table-cell office:value-type="string">
            <text:p>Let It Rain (Dj 4 Strings Vocal Mix)</text:p>
          </table:table-cell>
          <table:table-cell office:value-type="string">
            <text:p>http://www.youtube.com/watch?v=HQzd3BIEabM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7857">
            <text:p>5.7857</text:p>
          </table:table-cell>
          <table:table-cell office:value-type="float" office:value="1.7394">
            <text:p>1.7394</text:p>
          </table:table-cell>
          <table:table-cell office:value-type="float" office:value="1.9167">
            <text:p>1.91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5">
            <text:p>4.5</text:p>
          </table:table-cell>
          <table:table-cell office:value-type="float" office:value="2.163">
            <text:p>2.163</text:p>
          </table:table-cell>
          <table:table-cell office:value-type="float" office:value="1.9167">
            <text:p>1.91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3571">
            <text:p>5.3571</text:p>
          </table:table-cell>
          <table:table-cell office:value-type="float" office:value="1.4932">
            <text:p>1.493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happy</text:p>
          </table:table-cell>
          <table:table-cell office:value-type="string">
            <text:p>Michael Franti &amp; Spearhead</text:p>
          </table:table-cell>
          <table:table-cell office:value-type="string">
            <text:p>Say Hey (I Love You)</text:p>
          </table:table-cell>
          <table:table-cell office:value-type="string">
            <text:p>http://www.youtube.com/watch?v=eoaTl7IcFs8</text:p>
          </table:table-cell>
          <table:table-cell office:value-type="float" office:value="151">
            <text:p>15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.1429">
            <text:p>7.1429</text:p>
          </table:table-cell>
          <table:table-cell office:value-type="float" office:value="1.1867">
            <text:p>1.1867</text:p>
          </table:table-cell>
          <table:table-cell office:value-type="float" office:value="3">
            <text:p>3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4.8571">
            <text:p>4.8571</text:p>
          </table:table-cell>
          <table:table-cell office:value-type="float" office:value="1.4569">
            <text:p>1.456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2143">
            <text:p>5.2143</text:p>
          </table:table-cell>
          <table:table-cell office:value-type="float" office:value="1.319">
            <text:p>1.319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adorable</text:p>
          </table:table-cell>
          <table:table-cell office:value-type="string">
            <text:p>Kara</text:p>
          </table:table-cell>
          <table:table-cell office:value-type="string">
            <text:p>Honey</text:p>
          </table:table-cell>
          <table:table-cell office:value-type="string">
            <text:p>http://www.youtube.com/watch?v=PT47mdE7qY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2143">
            <text:p>5.2143</text:p>
          </table:table-cell>
          <table:table-cell office:value-type="float" office:value="2.0064">
            <text:p>2.0064</text:p>
          </table:table-cell>
          <table:table-cell office:value-type="float" office:value="2.9167">
            <text:p>2.9167</text:p>
          </table:table-cell>
          <table:table-cell office:value-type="float" office:value="5.5">
            <text:p>5.5</text:p>
          </table:table-cell>
          <table:table-cell office:value-type="float" office:value="6.0833">
            <text:p>6.0833</text:p>
          </table:table-cell>
          <table:table-cell office:value-type="float" office:value="3.7143">
            <text:p>3.7143</text:p>
          </table:table-cell>
          <table:table-cell office:value-type="float" office:value="1.5779">
            <text:p>1.5779</text:p>
          </table:table-cell>
          <table:table-cell office:value-type="float" office:value="2.9167">
            <text:p>2.9167</text:p>
          </table:table-cell>
          <table:table-cell office:value-type="float" office:value="3">
            <text:p>3</text:p>
          </table:table-cell>
          <table:table-cell office:value-type="float" office:value="5.0833">
            <text:p>5.0833</text:p>
          </table:table-cell>
          <table:table-cell office:value-type="float" office:value="5.3571">
            <text:p>5.3571</text:p>
          </table:table-cell>
          <table:table-cell office:value-type="float" office:value="1.8749">
            <text:p>1.8749</text:p>
          </table:table-cell>
          <table:table-cell office:value-type="float" office:value="4.9167">
            <text:p>4.916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exciting</text:p>
          </table:table-cell>
          <table:table-cell office:value-type="string">
            <text:p>Slumdog Millionaire</text:p>
          </table:table-cell>
          <table:table-cell office:value-type="string">
            <text:p>Jai Ho</text:p>
          </table:table-cell>
          <table:table-cell office:value-type="string">
            <text:p>http://www.youtube.com/watch?v=piWMN_VNg3Y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5.5333">
            <text:p>5.5333</text:p>
          </table:table-cell>
          <table:table-cell office:value-type="float" office:value="1.7461">
            <text:p>1.7461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.1333">
            <text:p>5.1333</text:p>
          </table:table-cell>
          <table:table-cell office:value-type="float" office:value="2.0613">
            <text:p>2.0613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5.2667">
            <text:p>5.2667</text:p>
          </table:table-cell>
          <table:table-cell office:value-type="float" office:value="1.8427">
            <text:p>1.8427</text:p>
          </table:table-cell>
          <table:table-cell office:value-type="float" office:value="4.1667">
            <text:p>4.166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joy</text:p>
          </table:table-cell>
          <table:table-cell office:value-type="string">
            <text:p>Mika</text:p>
          </table:table-cell>
          <table:table-cell office:value-type="string">
            <text:p>Love Today</text:p>
          </table:table-cell>
          <table:table-cell office:value-type="string">
            <text:p>http://www.youtube.com/watch?v=AWiccrTB4LM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6.6429">
            <text:p>6.6429</text:p>
          </table:table-cell>
          <table:table-cell office:value-type="float" office:value="1.4446">
            <text:p>1.4446</text:p>
          </table:table-cell>
          <table:table-cell office:value-type="float" office:value="3.9167">
            <text:p>3.91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.5714">
            <text:p>5.5714</text:p>
          </table:table-cell>
          <table:table-cell office:value-type="float" office:value="2.1285">
            <text:p>2.1285</text:p>
          </table:table-cell>
          <table:table-cell office:value-type="float" office:value="3.9167">
            <text:p>3.9167</text:p>
          </table:table-cell>
          <table:table-cell office:value-type="float" office:value="5">
            <text:p>5</text:p>
          </table:table-cell>
          <table:table-cell office:value-type="float" office:value="7.0833">
            <text:p>7.0833</text:p>
          </table:table-cell>
          <table:table-cell office:value-type="float" office:value="6.1429">
            <text:p>6.1429</text:p>
          </table:table-cell>
          <table:table-cell office:value-type="float" office:value="1.407">
            <text:p>1.407</text:p>
          </table:table-cell>
          <table:table-cell office:value-type="float" office:value="5">
            <text:p>5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happy</text:p>
          </table:table-cell>
          <table:table-cell office:value-type="string">
            <text:p>I'm From Barcelona</text:p>
          </table:table-cell>
          <table:table-cell office:value-type="string">
            <text:p>We're From Barcelona</text:p>
          </table:table-cell>
          <table:table-cell office:value-type="string">
            <text:p>http://www.youtube.com/watch?v=3Wi1d0FNgdQ</text:p>
          </table:table-cell>
          <table:table-cell office:value-type="float" office:value="121">
            <text:p>12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.6429">
            <text:p>5.6429</text:p>
          </table:table-cell>
          <table:table-cell office:value-type="float" office:value="1.7158">
            <text:p>1.715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4286">
            <text:p>4.4286</text:p>
          </table:table-cell>
          <table:table-cell office:value-type="float" office:value="1.5908">
            <text:p>1.590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4286">
            <text:p>5.4286</text:p>
          </table:table-cell>
          <table:table-cell office:value-type="float" office:value="1.9166">
            <text:p>1.9166</text:p>
          </table:table-cell>
          <table:table-cell office:value-type="float" office:value="4.9167">
            <text:p>4.916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pleasure</text:p>
          </table:table-cell>
          <table:table-cell office:value-type="string">
            <text:p>Jordyn Taylor</text:p>
          </table:table-cell>
          <table:table-cell office:value-type="string">
            <text:p>Accessory</text:p>
          </table:table-cell>
          <table:table-cell office:value-type="string">
            <text:p>http://www.youtube.com/watch?v=S_j7U4R4aO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.9333">
            <text:p>4.9333</text:p>
          </table:table-cell>
          <table:table-cell office:value-type="float" office:value="1.7308">
            <text:p>1.730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.9333">
            <text:p>3.9333</text:p>
          </table:table-cell>
          <table:table-cell office:value-type="float" office:value="2.3795">
            <text:p>2.379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.8974">
            <text:p>1.8974</text:p>
          </table:table-cell>
          <table:table-cell table:number-columns-repeated="2" office:value-type="float" office:value="5">
            <text:p>5</text:p>
          </table:table-cell>
          <table:table-cell office:value-type="float" office:value="6.6667">
            <text:p>6.66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joy</text:p>
          </table:table-cell>
          <table:table-cell office:value-type="string">
            <text:p>Jackson 5</text:p>
          </table:table-cell>
          <table:table-cell office:value-type="string">
            <text:p>Blame It On The Boogie</text:p>
          </table:table-cell>
          <table:table-cell office:value-type="string">
            <text:p>http://www.youtube.com/watch?v=nb1u7wMKywM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.9333">
            <text:p>6.9333</text:p>
          </table:table-cell>
          <table:table-cell office:value-type="float" office:value="2.3228">
            <text:p>2.322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.4667">
            <text:p>6.4667</text:p>
          </table:table-cell>
          <table:table-cell office:value-type="float" office:value="1.9276">
            <text:p>1.9276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.8">
            <text:p>5.8</text:p>
          </table:table-cell>
          <table:table-cell office:value-type="float" office:value="2.0067">
            <text:p>2.006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passion</text:p>
          </table:table-cell>
          <table:table-cell office:value-type="string">
            <text:p>Old Crow Medicine Show</text:p>
          </table:table-cell>
          <table:table-cell office:value-type="string">
            <text:p>Caroline</text:p>
          </table:table-cell>
          <table:table-cell office:value-type="string">
            <text:p>http://www.youtube.com/watch?v=uyUOe7HAkpk</text:p>
          </table:table-cell>
          <table:table-cell office:value-type="float" office:value="161">
            <text:p>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5.7143">
            <text:p>5.7143</text:p>
          </table:table-cell>
          <table:table-cell office:value-type="float" office:value="1.3851">
            <text:p>1.3851</text:p>
          </table:table-cell>
          <table:table-cell office:value-type="float" office:value="2.9167">
            <text:p>2.91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0714">
            <text:p>4.0714</text:p>
          </table:table-cell>
          <table:table-cell office:value-type="float" office:value="1.8695">
            <text:p>1.8695</text:p>
          </table:table-cell>
          <table:table-cell office:value-type="float" office:value="2.9167">
            <text:p>2.9167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  <table:table-cell office:value-type="float" office:value="5.2143">
            <text:p>5.2143</text:p>
          </table:table-cell>
          <table:table-cell office:value-type="float" office:value="2.1105">
            <text:p>2.1105</text:p>
          </table:table-cell>
          <table:table-cell table:number-columns-repeated="2" office:value-type="float" office:value="5">
            <text:p>5</text:p>
          </table:table-cell>
          <table:table-cell office:value-type="float" office:value="6.0833">
            <text:p>6.08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string">
            <text:p>cheerful</text:p>
          </table:table-cell>
          <table:table-cell office:value-type="string">
            <text:p>Grand Archives</text:p>
          </table:table-cell>
          <table:table-cell office:value-type="string">
            <text:p>Miniature Birds</text:p>
          </table:table-cell>
          <table:table-cell office:value-type="string">
            <text:p>http://www.youtube.com/watch?v=_iEnN9ip1Qk</text:p>
          </table:table-cell>
          <table:table-cell office:value-type="float" office:value="151">
            <text:p>151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5.9286">
            <text:p>5.9286</text:p>
          </table:table-cell>
          <table:table-cell office:value-type="float" office:value="1.7914">
            <text:p>1.79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.3571">
            <text:p>3.3571</text:p>
          </table:table-cell>
          <table:table-cell office:value-type="float" office:value="1.342">
            <text:p>1.3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0833">
            <text:p>4.0833</text:p>
          </table:table-cell>
          <table:table-cell office:value-type="float" office:value="4.9286">
            <text:p>4.9286</text:p>
          </table:table-cell>
          <table:table-cell office:value-type="float" office:value="1.7914">
            <text:p>1.7914</text:p>
          </table:table-cell>
          <table:table-cell office:value-type="float" office:value="4.8333">
            <text:p>4.8333</text:p>
          </table:table-cell>
          <table:table-cell office:value-type="float" office:value="5">
            <text:p>5</text:p>
          </table:table-cell>
          <table:table-cell office:value-type="float" office:value="5.0833">
            <text:p>5.08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chill</text:p>
          </table:table-cell>
          <table:table-cell office:value-type="string">
            <text:p>Jack Johnson</text:p>
          </table:table-cell>
          <table:table-cell office:value-type="string">
            <text:p>Breakdown</text:p>
          </table:table-cell>
          <table:table-cell office:value-type="string">
            <text:p>http://www.youtube.com/watch?v=Z50ZveXL-Ps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5.7333">
            <text:p>5.7333</text:p>
          </table:table-cell>
          <table:table-cell office:value-type="float" office:value="1.5261">
            <text:p>1.526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.8667">
            <text:p>3.8667</text:p>
          </table:table-cell>
          <table:table-cell office:value-type="float" office:value="1.8927">
            <text:p>1.8927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.4967">
            <text:p>1.496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chill</text:p>
          </table:table-cell>
          <table:table-cell table:style-name="ce1" office:value-type="string">
            <text:p>311</text:p>
          </table:table-cell>
          <table:table-cell office:value-type="string">
            <text:p>Amber</text:p>
          </table:table-cell>
          <table:table-cell office:value-type="string">
            <text:p>http://www.youtube.com/watch?v=cCO-3TzoFJo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5.5714">
            <text:p>5.5714</text:p>
          </table:table-cell>
          <table:table-cell office:value-type="float" office:value="1.5908">
            <text:p>1.5908</text:p>
          </table:table-cell>
          <table:table-cell office:value-type="float" office:value="1.9167">
            <text:p>1.9167</text:p>
          </table:table-cell>
          <table:table-cell office:value-type="float" office:value="5.5">
            <text:p>5.5</text:p>
          </table:table-cell>
          <table:table-cell office:value-type="float" office:value="7">
            <text:p>7</text:p>
          </table:table-cell>
          <table:table-cell office:value-type="float" office:value="3.3571">
            <text:p>3.3571</text:p>
          </table:table-cell>
          <table:table-cell office:value-type="float" office:value="1.9859">
            <text:p>1.9859</text:p>
          </table:table-cell>
          <table:table-cell office:value-type="float" office:value="1.9167">
            <text:p>1.916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7857">
            <text:p>4.7857</text:p>
          </table:table-cell>
          <table:table-cell office:value-type="float" office:value="1.6552">
            <text:p>1.655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sexy</text:p>
          </table:table-cell>
          <table:table-cell office:value-type="string">
            <text:p>Christina Aguilera</text:p>
          </table:table-cell>
          <table:table-cell office:value-type="string">
            <text:p>Nasty Naughty Boy</text:p>
          </table:table-cell>
          <table:table-cell office:value-type="string">
            <text:p>http://www.youtube.com/watch?v=DqpFMqfeltE</text:p>
          </table:table-cell>
          <table:table-cell office:value-type="float" office:value="286">
            <text:p>28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.8898">
            <text:p>1.8898</text:p>
          </table:table-cell>
          <table:table-cell office:value-type="float" office:value="1.9167">
            <text:p>1.91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.2143">
            <text:p>4.2143</text:p>
          </table:table-cell>
          <table:table-cell office:value-type="float" office:value="2.5685">
            <text:p>2.5685</text:p>
          </table:table-cell>
          <table:table-cell office:value-type="float" office:value="1.9167">
            <text:p>1.9167</text:p>
          </table:table-cell>
          <table:table-cell office:value-type="float" office:value="3.5">
            <text:p>3.5</text:p>
          </table:table-cell>
          <table:table-cell office:value-type="float" office:value="6.0833">
            <text:p>6.0833</text:p>
          </table:table-cell>
          <table:table-cell office:value-type="float" office:value="5.2143">
            <text:p>5.2143</text:p>
          </table:table-cell>
          <table:table-cell office:value-type="float" office:value="1.9339">
            <text:p>1.933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0833">
            <text:p>6.08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calm</text:p>
          </table:table-cell>
          <table:table-cell office:value-type="string">
            <text:p>Gorillaz</text:p>
          </table:table-cell>
          <table:table-cell office:value-type="string">
            <text:p>Stop The Dams</text:p>
          </table:table-cell>
          <table:table-cell office:value-type="string">
            <text:p>http://www.youtube.com/watch?v=p_1-VFflpCI</text:p>
          </table:table-cell>
          <table:table-cell office:value-type="float" office:value="171">
            <text:p>17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5714">
            <text:p>4.5714</text:p>
          </table:table-cell>
          <table:table-cell office:value-type="float" office:value="1.7202">
            <text:p>1.7202</text:p>
          </table:table-cell>
          <table:table-cell office:value-type="float" office:value="2.9167">
            <text:p>2.9167</text:p>
          </table:table-cell>
          <table:table-cell office:value-type="float" office:value="4.5">
            <text:p>4.5</text:p>
          </table:table-cell>
          <table:table-cell office:value-type="float" office:value="6.0833">
            <text:p>6.0833</text:p>
          </table:table-cell>
          <table:table-cell office:value-type="float" office:value="4.0714">
            <text:p>4.0714</text:p>
          </table:table-cell>
          <table:table-cell office:value-type="float" office:value="1.6675">
            <text:p>1.6675</text:p>
          </table:table-cell>
          <table:table-cell office:value-type="float" office:value="2.9167">
            <text:p>2.9167</text:p>
          </table:table-cell>
          <table:table-cell office:value-type="float" office:value="4">
            <text:p>4</text:p>
          </table:table-cell>
          <table:table-cell office:value-type="float" office:value="5.0833">
            <text:p>5.0833</text:p>
          </table:table-cell>
          <table:table-cell office:value-type="float" office:value="4.6429">
            <text:p>4.6429</text:p>
          </table:table-cell>
          <table:table-cell office:value-type="float" office:value="1.586">
            <text:p>1.58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.0833">
            <text:p>5.08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alm</text:p>
          </table:table-cell>
          <table:table-cell office:value-type="string">
            <text:p>LCD Soundsystem</text:p>
          </table:table-cell>
          <table:table-cell office:value-type="string">
            <text:p>New York I Love You But You're Bringing Me Down</text:p>
          </table:table-cell>
          <table:table-cell office:value-type="string">
            <text:p>http://www.youtube.com/watch?v=-eohHwsplvY</text:p>
          </table:table-cell>
          <table:table-cell office:value-type="float" office:value="136">
            <text:p>136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5.6429">
            <text:p>5.6429</text:p>
          </table:table-cell>
          <table:table-cell office:value-type="float" office:value="1.4446">
            <text:p>1.444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.5714">
            <text:p>3.5714</text:p>
          </table:table-cell>
          <table:table-cell office:value-type="float" office:value="2.0253">
            <text:p>2.025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.0833">
            <text:p>5.0833</text:p>
          </table:table-cell>
          <table:table-cell office:value-type="float" office:value="4.3571">
            <text:p>4.3571</text:p>
          </table:table-cell>
          <table:table-cell office:value-type="float" office:value="1.6736">
            <text:p>1.673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relaxing</text:p>
          </table:table-cell>
          <table:table-cell office:value-type="string">
            <text:p>Oren Lavie</text:p>
          </table:table-cell>
          <table:table-cell office:value-type="string">
            <text:p>Her Morning Elegance</text:p>
          </table:table-cell>
          <table:table-cell office:value-type="string">
            <text:p>http://www.youtube.com/watch?v=XiLulP9EErc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6.2857">
            <text:p>6.2857</text:p>
          </table:table-cell>
          <table:table-cell office:value-type="float" office:value="1.532">
            <text:p>1.532</text:p>
          </table:table-cell>
          <table:table-cell office:value-type="float" office:value="2.9167">
            <text:p>2.91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3571">
            <text:p>4.3571</text:p>
          </table:table-cell>
          <table:table-cell office:value-type="float" office:value="2.3179">
            <text:p>2.3179</text:p>
          </table:table-cell>
          <table:table-cell office:value-type="float" office:value="2.9167">
            <text:p>2.91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5">
            <text:p>5.5</text:p>
          </table:table-cell>
          <table:table-cell office:value-type="float" office:value="2.1958">
            <text:p>2.1958</text:p>
          </table:table-cell>
          <table:table-cell office:value-type="float" office:value="4.9167">
            <text:p>4.916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string">
            <text:p>love</text:p>
          </table:table-cell>
          <table:table-cell office:value-type="string">
            <text:p>Bright Eyes</text:p>
          </table:table-cell>
          <table:table-cell office:value-type="string">
            <text:p>First Day Of My Life</text:p>
          </table:table-cell>
          <table:table-cell office:value-type="string">
            <text:p>http://www.youtube.com/watch?v=zwFS69nA-1w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6.5714">
            <text:p>6.5714</text:p>
          </table:table-cell>
          <table:table-cell office:value-type="float" office:value="1.3997">
            <text:p>1.3997</text:p>
          </table:table-cell>
          <table:table-cell office:value-type="float" office:value="1.9167">
            <text:p>1.91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.2143">
            <text:p>4.2143</text:p>
          </table:table-cell>
          <table:table-cell office:value-type="float" office:value="2.5122">
            <text:p>2.5122</text:p>
          </table:table-cell>
          <table:table-cell office:value-type="float" office:value="1.9167">
            <text:p>1.9167</text:p>
          </table:table-cell>
          <table:table-cell office:value-type="float" office:value="4">
            <text:p>4</text:p>
          </table:table-cell>
          <table:table-cell office:value-type="float" office:value="6.0833">
            <text:p>6.0833</text:p>
          </table:table-cell>
          <table:table-cell office:value-type="float" office:value="5.4286">
            <text:p>5.4286</text:p>
          </table:table-cell>
          <table:table-cell office:value-type="float" office:value="2.0603">
            <text:p>2.0603</text:p>
          </table:table-cell>
          <table:table-cell office:value-type="float" office:value="4.8333">
            <text:p>4.833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sentimental</text:p>
          </table:table-cell>
          <table:table-cell office:value-type="string">
            <text:p>Beck</text:p>
          </table:table-cell>
          <table:table-cell office:value-type="string">
            <text:p>Jackass</text:p>
          </table:table-cell>
          <table:table-cell office:value-type="string">
            <text:p>http://www.youtube.com/watch?v=W8SKL4fniRM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5.2857">
            <text:p>5.2857</text:p>
          </table:table-cell>
          <table:table-cell office:value-type="float" office:value="1.906">
            <text:p>1.9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.0833">
            <text:p>6.0833</text:p>
          </table:table-cell>
          <table:table-cell office:value-type="float" office:value="4">
            <text:p>4</text:p>
          </table:table-cell>
          <table:table-cell office:value-type="float" office:value="2.4202">
            <text:p>2.4202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6.0833">
            <text:p>6.0833</text:p>
          </table:table-cell>
          <table:table-cell office:value-type="float" office:value="3.7143">
            <text:p>3.7143</text:p>
          </table:table-cell>
          <table:table-cell office:value-type="float" office:value="1.7496">
            <text:p>1.7496</text:p>
          </table:table-cell>
          <table:table-cell office:value-type="float" office:value="2.9167">
            <text:p>2.916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cheerful</text:p>
          </table:table-cell>
          <table:table-cell office:value-type="string">
            <text:p>Röyksopp</text:p>
          </table:table-cell>
          <table:table-cell office:value-type="string">
            <text:p>Happy Up Here</text:p>
          </table:table-cell>
          <table:table-cell office:value-type="string">
            <text:p>http://www.youtube.com/watch?v=KmcPeuf5aXo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5.7333">
            <text:p>5.7333</text:p>
          </table:table-cell>
          <table:table-cell office:value-type="float" office:value="1.8427">
            <text:p>1.842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3664">
            <text:p>2.366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.4221">
            <text:p>2.4221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string">
            <text:p>happy</text:p>
          </table:table-cell>
          <table:table-cell office:value-type="string">
            <text:p>Jason Mraz</text:p>
          </table:table-cell>
          <table:table-cell office:value-type="string">
            <text:p>I'm Yours</text:p>
          </table:table-cell>
          <table:table-cell office:value-type="string">
            <text:p>http://www.youtube.com/watch?v=EkHTsc9PU2A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7.0667">
            <text:p>7.0667</text:p>
          </table:table-cell>
          <table:table-cell office:value-type="float" office:value="1.436">
            <text:p>1.4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.8333">
            <text:p>8.8333</text:p>
          </table:table-cell>
          <table:table-cell office:value-type="float" office:value="4.7333">
            <text:p>4.7333</text:p>
          </table:table-cell>
          <table:table-cell office:value-type="float" office:value="2.1124">
            <text:p>2.11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5.3333">
            <text:p>5.3333</text:p>
          </table:table-cell>
          <table:table-cell office:value-type="float" office:value="2.087">
            <text:p>2.087</text:p>
          </table:table-cell>
          <table:table-cell office:value-type="float" office:value="4.1667">
            <text:p>4.1667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passion</text:p>
          </table:table-cell>
          <table:table-cell office:value-type="string">
            <text:p>Lara Fabian</text:p>
          </table:table-cell>
          <table:table-cell office:value-type="string">
            <text:p>Tango</text:p>
          </table:table-cell>
          <table:table-cell office:value-type="string">
            <text:p>http://www.youtube.com/watch?v=GfDPPEnI1J4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0667">
            <text:p>4.0667</text:p>
          </table:table-cell>
          <table:table-cell office:value-type="float" office:value="1.6918">
            <text:p>1.6918</text:p>
          </table:table-cell>
          <table:table-cell office:value-type="float" office:value="2.1667">
            <text:p>2.166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2667">
            <text:p>4.2667</text:p>
          </table:table-cell>
          <table:table-cell office:value-type="float" office:value="2.3514">
            <text:p>2.3514</text:p>
          </table:table-cell>
          <table:table-cell office:value-type="float" office:value="2.1667">
            <text:p>2.1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.2667">
            <text:p>4.2667</text:p>
          </table:table-cell>
          <table:table-cell office:value-type="float" office:value="1.7308">
            <text:p>1.7308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string">
            <text:p>lovely</text:p>
          </table:table-cell>
          <table:table-cell office:value-type="string">
            <text:p>Bishop Allen</text:p>
          </table:table-cell>
          <table:table-cell office:value-type="string">
            <text:p>Butterfly Nets</text:p>
          </table:table-cell>
          <table:table-cell office:value-type="string">
            <text:p>http://www.youtube.com/watch?v=B8eI64H1Cqk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6.4667">
            <text:p>6.4667</text:p>
          </table:table-cell>
          <table:table-cell office:value-type="float" office:value="1.3597">
            <text:p>1.3597</text:p>
          </table:table-cell>
          <table:table-cell office:value-type="float" office:value="2.1667">
            <text:p>2.1667</text:p>
          </table:table-cell>
          <table:table-cell office:value-type="float" office:value="7">
            <text:p>7</text:p>
          </table:table-cell>
          <table:table-cell office:value-type="float" office:value="7.8333">
            <text:p>7.8333</text:p>
          </table:table-cell>
          <table:table-cell office:value-type="float" office:value="4">
            <text:p>4</text:p>
          </table:table-cell>
          <table:table-cell office:value-type="float" office:value="1.7889">
            <text:p>1.7889</text:p>
          </table:table-cell>
          <table:table-cell office:value-type="float" office:value="2.1667">
            <text:p>2.1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.9333">
            <text:p>4.9333</text:p>
          </table:table-cell>
          <table:table-cell office:value-type="float" office:value="1.9137">
            <text:p>1.913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happy</text:p>
          </table:table-cell>
          <table:table-cell office:value-type="string">
            <text:p>Noah And The Whale</text:p>
          </table:table-cell>
          <table:table-cell office:value-type="string">
            <text:p>5 Years Time</text:p>
          </table:table-cell>
          <table:table-cell office:value-type="string">
            <text:p>http://www.youtube.com/watch?v=T8YCSJpF4g4</text:p>
          </table:table-cell>
          <table:table-cell office:value-type="float" office:value="191">
            <text:p>19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.7333">
            <text:p>6.7333</text:p>
          </table:table-cell>
          <table:table-cell office:value-type="float" office:value="1.7308">
            <text:p>1.730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.4667">
            <text:p>5.4667</text:p>
          </table:table-cell>
          <table:table-cell office:value-type="float" office:value="2.0613">
            <text:p>2.0613</text:p>
          </table:table-cell>
          <table:table-cell table:number-columns-repeated="2"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5.6667">
            <text:p>5.6667</text:p>
          </table:table-cell>
          <table:table-cell office:value-type="float" office:value="1.9551">
            <text:p>1.955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string">
            <text:p>sentimental</text:p>
          </table:table-cell>
          <table:table-cell office:value-type="string">
            <text:p>Porcupine Tree</text:p>
          </table:table-cell>
          <table:table-cell office:value-type="string">
            <text:p>Normal</text:p>
          </table:table-cell>
          <table:table-cell office:value-type="string">
            <text:p>http://www.youtube.com/watch?v=A-BSL5Av89w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2">
            <text:p>4.2</text:p>
          </table:table-cell>
          <table:table-cell office:value-type="float" office:value="1.4236">
            <text:p>1.423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7333">
            <text:p>3.7333</text:p>
          </table:table-cell>
          <table:table-cell office:value-type="float" office:value="1.8062">
            <text:p>1.806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.9333">
            <text:p>3.9333</text:p>
          </table:table-cell>
          <table:table-cell office:value-type="float" office:value="1.9482">
            <text:p>1.948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sad</text:p>
          </table:table-cell>
          <table:table-cell office:value-type="string">
            <text:p>Gary Jules</text:p>
          </table:table-cell>
          <table:table-cell office:value-type="string">
            <text:p>Mad World</text:p>
          </table:table-cell>
          <table:table-cell office:value-type="string">
            <text:p>http://www.youtube.com/watch?v=4N3N1MlvVc4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4667">
            <text:p>4.4667</text:p>
          </table:table-cell>
          <table:table-cell office:value-type="float" office:value="2.3627">
            <text:p>2.3627</text:p>
          </table:table-cell>
          <table:table-cell office:value-type="float" office:value="1.1667">
            <text:p>1.166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.4495">
            <text:p>2.4495</text:p>
          </table:table-cell>
          <table:table-cell office:value-type="float" office:value="1.1667">
            <text:p>1.1667</text:p>
          </table:table-cell>
          <table:table-cell office:value-type="float" office:value="4">
            <text:p>4</text:p>
          </table:table-cell>
          <table:table-cell office:value-type="float" office:value="6.8333">
            <text:p>6.8333</text:p>
          </table:table-cell>
          <table:table-cell office:value-type="float" office:value="3.2667">
            <text:p>3.2667</text:p>
          </table:table-cell>
          <table:table-cell office:value-type="float" office:value="1.9821">
            <text:p>1.98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string">
            <text:p>melancholy</text:p>
          </table:table-cell>
          <table:table-cell office:value-type="string">
            <text:p>Wilco</text:p>
          </table:table-cell>
          <table:table-cell office:value-type="string">
            <text:p>How To Fight Loneliness</text:p>
          </table:table-cell>
          <table:table-cell office:value-type="string">
            <text:p>http://www.youtube.com/watch?v=zLDPhPrr5Ig</text:p>
          </table:table-cell>
          <table:table-cell office:value-type="float" office:value="181">
            <text:p>181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3.3333">
            <text:p>3.3333</text:p>
          </table:table-cell>
          <table:table-cell office:value-type="float" office:value="1.1926">
            <text:p>1.1926</text:p>
          </table:table-cell>
          <table:table-cell office:value-type="float" office:value="3.1667">
            <text:p>3.166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4667">
            <text:p>4.4667</text:p>
          </table:table-cell>
          <table:table-cell office:value-type="float" office:value="1.9956">
            <text:p>1.9956</text:p>
          </table:table-cell>
          <table:table-cell office:value-type="float" office:value="3.1667">
            <text:p>3.1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376">
            <text:p>1.376</text:p>
          </table:table-cell>
          <table:table-cell office:value-type="float" office:value="2.1667">
            <text:p>2.166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sentimental</text:p>
          </table:table-cell>
          <table:table-cell office:value-type="string">
            <text:p>Rascal Flatts</text:p>
          </table:table-cell>
          <table:table-cell office:value-type="string">
            <text:p>Here Comes Goodbye</text:p>
          </table:table-cell>
          <table:table-cell office:value-type="string">
            <text:p>http://www.youtube.com/watch?v=1Uq3nI11w4g</text:p>
          </table:table-cell>
          <table:table-cell office:value-type="float" office:value="236">
            <text:p>23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3333">
            <text:p>4.3333</text:p>
          </table:table-cell>
          <table:table-cell office:value-type="float" office:value="1.7764">
            <text:p>1.776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2667">
            <text:p>4.2667</text:p>
          </table:table-cell>
          <table:table-cell office:value-type="float" office:value="2.205">
            <text:p>2.20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.2667">
            <text:p>4.2667</text:p>
          </table:table-cell>
          <table:table-cell office:value-type="float" office:value="1.9137">
            <text:p>1.9137</text:p>
          </table:table-cell>
          <table:table-cell office:value-type="float" office:value="3.1667">
            <text:p>3.1667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joy</text:p>
          </table:table-cell>
          <table:table-cell office:value-type="string">
            <text:p>Blackstreet</text:p>
          </table:table-cell>
          <table:table-cell office:value-type="string">
            <text:p>Joy (New Carnegie Mix)</text:p>
          </table:table-cell>
          <table:table-cell office:value-type="string">
            <text:p>http://www.youtube.com/watch?v=Zxe4H0kQpis</text:p>
          </table:table-cell>
          <table:table-cell office:value-type="float" office:value="186">
            <text:p>18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.0667">
            <text:p>5.0667</text:p>
          </table:table-cell>
          <table:table-cell office:value-type="float" office:value="1.5691">
            <text:p>1.5691</text:p>
          </table:table-cell>
          <table:table-cell office:value-type="float" office:value="1.1667">
            <text:p>1.1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.2">
            <text:p>3.2</text:p>
          </table:table-cell>
          <table:table-cell office:value-type="float" office:value="1.9391">
            <text:p>1.9391</text:p>
          </table:table-cell>
          <table:table-cell office:value-type="float" office:value="1.1667">
            <text:p>1.1667</text:p>
          </table:table-cell>
          <table:table-cell office:value-type="float" office:value="3">
            <text:p>3</text:p>
          </table:table-cell>
          <table:table-cell office:value-type="float" office:value="4.6667">
            <text:p>4.6667</text:p>
          </table:table-cell>
          <table:table-cell office:value-type="float" office:value="4.0667">
            <text:p>4.0667</text:p>
          </table:table-cell>
          <table:table-cell office:value-type="float" office:value="1.8427">
            <text:p>1.842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regret</text:p>
          </table:table-cell>
          <table:table-cell office:value-type="string">
            <text:p>Tokyo Police Club</text:p>
          </table:table-cell>
          <table:table-cell office:value-type="string">
            <text:p>Citizens Of Tomorrow (Space Ballad Version)</text:p>
          </table:table-cell>
          <table:table-cell office:value-type="string">
            <text:p>http://www.youtube.com/watch?v=2SpecRRKRoU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.1333">
            <text:p>5.1333</text:p>
          </table:table-cell>
          <table:table-cell office:value-type="float" office:value="1.2037">
            <text:p>1.203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0667">
            <text:p>5.0667</text:p>
          </table:table-cell>
          <table:table-cell office:value-type="float" office:value="1.6918">
            <text:p>1.691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.1333">
            <text:p>5.1333</text:p>
          </table:table-cell>
          <table:table-cell office:value-type="float" office:value="1.5434">
            <text:p>1.5434</text:p>
          </table:table-cell>
          <table:table-cell office:value-type="float" office:value="4.1667">
            <text:p>4.1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string">
            <text:p>sentimental</text:p>
          </table:table-cell>
          <table:table-cell office:value-type="string">
            <text:p>The Submarines</text:p>
          </table:table-cell>
          <table:table-cell office:value-type="string">
            <text:p>Darkest Things</text:p>
          </table:table-cell>
          <table:table-cell office:value-type="string">
            <text:p>http://www.youtube.com/watch?v=ijLKoqN5_EY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.1333">
            <text:p>5.1333</text:p>
          </table:table-cell>
          <table:table-cell office:value-type="float" office:value="1.0873">
            <text:p>1.087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.4">
            <text:p>2.4</text:p>
          </table:table-cell>
          <table:table-cell office:value-type="float" office:value="1.6248">
            <text:p>1.62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4667">
            <text:p>4.4667</text:p>
          </table:table-cell>
          <table:table-cell office:value-type="float" office:value="2.125">
            <text:p>2.125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pleasure</text:p>
          </table:table-cell>
          <table:table-cell office:value-type="string">
            <text:p>D.H.T.</text:p>
          </table:table-cell>
          <table:table-cell office:value-type="string">
            <text:p>Listen To Your Heart (Edmee's Unplugged Vocal Edit)</text:p>
          </table:table-cell>
          <table:table-cell office:value-type="string">
            <text:p>http://www.youtube.com/watch?v=GilxHOdGZNA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4.2143">
            <text:p>4.2143</text:p>
          </table:table-cell>
          <table:table-cell office:value-type="float" office:value="1.78">
            <text:p>1.78</text:p>
          </table:table-cell>
          <table:table-cell office:value-type="float" office:value="1.9167">
            <text:p>1.9167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.0702">
            <text:p>2.0702</text:p>
          </table:table-cell>
          <table:table-cell office:value-type="float" office:value="1.9167">
            <text:p>1.9167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  <table:table-cell office:value-type="float" office:value="5.5714">
            <text:p>5.5714</text:p>
          </table:table-cell>
          <table:table-cell office:value-type="float" office:value="1.879">
            <text:p>1.87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sad</text:p>
          </table:table-cell>
          <table:table-cell office:value-type="string">
            <text:p>Kate Nash</text:p>
          </table:table-cell>
          <table:table-cell office:value-type="string">
            <text:p>Nicest Thing</text:p>
          </table:table-cell>
          <table:table-cell office:value-type="string">
            <text:p>http://www.youtube.com/watch?v=cQHJuSZTjkE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.1429">
            <text:p>5.1429</text:p>
          </table:table-cell>
          <table:table-cell office:value-type="float" office:value="1.6413">
            <text:p>1.6413</text:p>
          </table:table-cell>
          <table:table-cell office:value-type="float" office:value="1.9167">
            <text:p>1.91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.9286">
            <text:p>2.9286</text:p>
          </table:table-cell>
          <table:table-cell office:value-type="float" office:value="1.8309">
            <text:p>1.8309</text:p>
          </table:table-cell>
          <table:table-cell office:value-type="float" office:value="1.9167">
            <text:p>1.9167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2.0266">
            <text:p>2.026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ecstasy</text:p>
          </table:table-cell>
          <table:table-cell office:value-type="string">
            <text:p>Sigur Ros</text:p>
          </table:table-cell>
          <table:table-cell office:value-type="string">
            <text:p>Von</text:p>
          </table:table-cell>
          <table:table-cell office:value-type="string">
            <text:p>http://www.youtube.com/watch?v=hme5jf2Z_ow</text:p>
          </table:table-cell>
          <table:table-cell office:value-type="float" office:value="296">
            <text:p>296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4.8571">
            <text:p>4.8571</text:p>
          </table:table-cell>
          <table:table-cell office:value-type="float" office:value="2.1333">
            <text:p>2.1333</text:p>
          </table:table-cell>
          <table:table-cell office:value-type="float" office:value="1">
            <text:p>1</text:p>
          </table:table-cell>
          <table:table-cell office:value-type="float" office:value="4.5">
            <text:p>4.5</text:p>
          </table:table-cell>
          <table:table-cell office:value-type="float" office:value="6.0833">
            <text:p>6.0833</text:p>
          </table:table-cell>
          <table:table-cell office:value-type="float" office:value="3.4286">
            <text:p>3.4286</text:p>
          </table:table-cell>
          <table:table-cell office:value-type="float" office:value="2.6916">
            <text:p>2.6916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5.0833">
            <text:p>5.0833</text:p>
          </table:table-cell>
          <table:table-cell office:value-type="float" office:value="3.4286">
            <text:p>3.4286</text:p>
          </table:table-cell>
          <table:table-cell office:value-type="float" office:value="1.5908">
            <text:p>1.590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string">
            <text:p>sad</text:p>
          </table:table-cell>
          <table:table-cell office:value-type="string">
            <text:p>James Blunt</text:p>
          </table:table-cell>
          <table:table-cell office:value-type="string">
            <text:p>Goodbye My Lover</text:p>
          </table:table-cell>
          <table:table-cell office:value-type="string">
            <text:p>http://www.youtube.com/watch?v=wVyggTKDcOE</text:p>
          </table:table-cell>
          <table:table-cell office:value-type="float" office:value="186">
            <text:p>18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3.3333">
            <text:p>3.3333</text:p>
          </table:table-cell>
          <table:table-cell office:value-type="float" office:value="1.3499">
            <text:p>1.349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8333">
            <text:p>4.8333</text:p>
          </table:table-cell>
          <table:table-cell office:value-type="float" office:value="2.9333">
            <text:p>2.9333</text:p>
          </table:table-cell>
          <table:table-cell office:value-type="float" office:value="1.6918">
            <text:p>1.69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8333">
            <text:p>3.8333</text:p>
          </table:table-cell>
          <table:table-cell office:value-type="float" office:value="4.6667">
            <text:p>4.6667</text:p>
          </table:table-cell>
          <table:table-cell office:value-type="float" office:value="2.1499">
            <text:p>2.149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.8333">
            <text:p>5.8333</text:p>
          </table:table-cell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melancholy</text:p>
          </table:table-cell>
          <table:table-cell office:value-type="string">
            <text:p>Radiohead</text:p>
          </table:table-cell>
          <table:table-cell office:value-type="string">
            <text:p>Last Flowers</text:p>
          </table:table-cell>
          <table:table-cell office:value-type="string">
            <text:p>http://www.youtube.com/watch?v=WDdleGysNy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9333">
            <text:p>4.9333</text:p>
          </table:table-cell>
          <table:table-cell office:value-type="float" office:value="1.6111">
            <text:p>1.611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.9333">
            <text:p>2.9333</text:p>
          </table:table-cell>
          <table:table-cell office:value-type="float" office:value="2.1437">
            <text:p>2.14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.6667">
            <text:p>4.6667</text:p>
          </table:table-cell>
          <table:table-cell office:value-type="float" office:value="4.0667">
            <text:p>4.0667</text:p>
          </table:table-cell>
          <table:table-cell office:value-type="float" office:value="1.9821">
            <text:p>1.9821</text:p>
          </table:table-cell>
          <table:table-cell office:value-type="float" office:value="2.1667">
            <text:p>2.1667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sad</text:p>
          </table:table-cell>
          <table:table-cell office:value-type="string">
            <text:p>Johnny Cash</text:p>
          </table:table-cell>
          <table:table-cell office:value-type="string">
            <text:p>Hurt</text:p>
          </table:table-cell>
          <table:table-cell office:value-type="string">
            <text:p>http://www.youtube.com/watch?v=AO9dbmJ_2zU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6667">
            <text:p>4.6667</text:p>
          </table:table-cell>
          <table:table-cell office:value-type="float" office:value="2.0221">
            <text:p>2.022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.8">
            <text:p>4.8</text:p>
          </table:table-cell>
          <table:table-cell office:value-type="float" office:value="1.869">
            <text:p>1.86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.8667">
            <text:p>3.8667</text:p>
          </table:table-cell>
          <table:table-cell office:value-type="float" office:value="1.8571">
            <text:p>1.8571</text:p>
          </table:table-cell>
          <table:table-cell table:number-columns-repeated="2" office:value-type="float" office:value="3">
            <text:p>3</text:p>
          </table:table-cell>
          <table:table-cell office:value-type="float" office:value="5.8333">
            <text:p>5.833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string">
            <text:p>depressing</text:p>
          </table:table-cell>
          <table:table-cell office:value-type="string">
            <text:p>A Fine Frenzy</text:p>
          </table:table-cell>
          <table:table-cell office:value-type="string">
            <text:p>Goodbye My Almost Lover</text:p>
          </table:table-cell>
          <table:table-cell office:value-type="string">
            <text:p>http://www.youtube.com/watch?v=EDEEzS7OV2k</text:p>
          </table:table-cell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2">
            <text:p>4.2</text:p>
          </table:table-cell>
          <table:table-cell office:value-type="float" office:value="1.6411">
            <text:p>1.64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.6">
            <text:p>3.6</text:p>
          </table:table-cell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.8333">
            <text:p>4.8333</text:p>
          </table:table-cell>
          <table:table-cell office:value-type="float" office:value="4.6">
            <text:p>4.6</text:p>
          </table:table-cell>
          <table:table-cell office:value-type="float" office:value="1.8184">
            <text:p>1.818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string">
            <text:p>mellow</text:p>
          </table:table-cell>
          <table:table-cell office:value-type="string">
            <text:p>Kings Of Convenience</text:p>
          </table:table-cell>
          <table:table-cell office:value-type="string">
            <text:p>The Weight Of My Words</text:p>
          </table:table-cell>
          <table:table-cell office:value-type="string">
            <text:p>http://www.youtube.com/watch?v=G-k19OCq7vE</text:p>
          </table:table-cell>
          <table:table-cell office:value-type="float" office:value="191">
            <text:p>191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2">
            <text:p>4.2</text:p>
          </table:table-cell>
          <table:table-cell office:value-type="float" office:value="1.7963">
            <text:p>1.796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.8333">
            <text:p>4.8333</text:p>
          </table:table-cell>
          <table:table-cell office:value-type="float" office:value="3">
            <text:p>3</text:p>
          </table:table-cell>
          <table:table-cell office:value-type="float" office:value="1.5055">
            <text:p>1.50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3333">
            <text:p>3.3333</text:p>
          </table:table-cell>
          <table:table-cell office:value-type="float" office:value="1.7764">
            <text:p>1.776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melancholic</text:p>
          </table:table-cell>
          <table:table-cell office:value-type="string">
            <text:p>Katatonia</text:p>
          </table:table-cell>
          <table:table-cell office:value-type="string">
            <text:p>The Longest Year</text:p>
          </table:table-cell>
          <table:table-cell office:value-type="string">
            <text:p>http://www.youtube.com/watch?v=b9E53eUhEmA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.1333">
            <text:p>5.1333</text:p>
          </table:table-cell>
          <table:table-cell office:value-type="float" office:value="1.5861">
            <text:p>1.5861</text:p>
          </table:table-cell>
          <table:table-cell office:value-type="float" office:value="2.1667">
            <text:p>2.1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.3333">
            <text:p>4.3333</text:p>
          </table:table-cell>
          <table:table-cell office:value-type="float" office:value="2.0548">
            <text:p>2.0548</text:p>
          </table:table-cell>
          <table:table-cell office:value-type="float" office:value="2.1667">
            <text:p>2.1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0667">
            <text:p>5.0667</text:p>
          </table:table-cell>
          <table:table-cell office:value-type="float" office:value="2.294">
            <text:p>2.29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string">
            <text:p>anger</text:p>
          </table:table-cell>
          <table:table-cell office:value-type="string">
            <text:p>Slayer</text:p>
          </table:table-cell>
          <table:table-cell office:value-type="string">
            <text:p>Threshold</text:p>
          </table:table-cell>
          <table:table-cell office:value-type="string">
            <text:p>http://www.youtube.com/watch?v=sMf2srQ065E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6">
            <text:p>4.6</text:p>
          </table:table-cell>
          <table:table-cell office:value-type="float" office:value="2.1848">
            <text:p>2.1848</text:p>
          </table:table-cell>
          <table:table-cell office:value-type="float" office:value="2.1667">
            <text:p>2.1667</text:p>
          </table:table-cell>
          <table:table-cell office:value-type="float" office:value="4">
            <text:p>4</text:p>
          </table:table-cell>
          <table:table-cell office:value-type="float" office:value="6.8333">
            <text:p>6.8333</text:p>
          </table:table-cell>
          <table:table-cell office:value-type="float" office:value="4.4">
            <text:p>4.4</text:p>
          </table:table-cell>
          <table:table-cell office:value-type="float" office:value="2.3889">
            <text:p>2.3889</text:p>
          </table:table-cell>
          <table:table-cell office:value-type="float" office:value="2.1667">
            <text:p>2.1667</text:p>
          </table:table-cell>
          <table:table-cell table:number-columns-repeated="2" office:value-type="float" office:value="6">
            <text:p>6</text:p>
          </table:table-cell>
          <table:table-cell office:value-type="float" office:value="4.8667">
            <text:p>4.8667</text:p>
          </table:table-cell>
          <table:table-cell office:value-type="float" office:value="2.5526">
            <text:p>2.5526</text:p>
          </table:table-cell>
          <table:table-cell office:value-type="float" office:value="2.3333">
            <text:p>2.333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angry</text:p>
          </table:table-cell>
          <table:table-cell office:value-type="string">
            <text:p>Limp Bizkit</text:p>
          </table:table-cell>
          <table:table-cell office:value-type="string">
            <text:p>Break Stuff</text:p>
          </table:table-cell>
          <table:table-cell office:value-type="string">
            <text:p>http://www.youtube.com/watch?v=ZpUYjpKg9KY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4.8667">
            <text:p>4.8667</text:p>
          </table:table-cell>
          <table:table-cell office:value-type="float" office:value="1.8571">
            <text:p>1.857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2">
            <text:p>5.2</text:p>
          </table:table-cell>
          <table:table-cell office:value-type="float" office:value="2.2271">
            <text:p>2.227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scary</text:p>
          </table:table-cell>
          <table:table-cell office:value-type="string">
            <text:p>Parkway Drive</text:p>
          </table:table-cell>
          <table:table-cell office:value-type="string">
            <text:p>Smoke 'Em If Ya Got 'Em </text:p>
          </table:table-cell>
          <table:table-cell office:value-type="string">
            <text:p>http://www.youtube.com/watch?v=7usTgw-7XfM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4.6">
            <text:p>4.6</text:p>
          </table:table-cell>
          <table:table-cell office:value-type="float" office:value="2.1229">
            <text:p>2.1229</text:p>
          </table:table-cell>
          <table:table-cell table:number-columns-repeated="2" office:value-type="float" office:value="4">
            <text:p>4</text:p>
          </table:table-cell>
          <table:table-cell office:value-type="float" office:value="5.8333">
            <text:p>5.8333</text:p>
          </table:table-cell>
          <table:table-cell office:value-type="float" office:value="6">
            <text:p>6</text:p>
          </table:table-cell>
          <table:table-cell office:value-type="float" office:value="2.1909">
            <text:p>2.190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.2">
            <text:p>5.2</text:p>
          </table:table-cell>
          <table:table-cell office:value-type="float" office:value="2.3721">
            <text:p>2.37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sorrow</text:p>
          </table:table-cell>
          <table:table-cell office:value-type="string">
            <text:p>The Hours</text:p>
          </table:table-cell>
          <table:table-cell office:value-type="string">
            <text:p>Murder Or Suicide</text:p>
          </table:table-cell>
          <table:table-cell office:value-type="string">
            <text:p>http://www.youtube.com/watch?v=RbACqaCGVk4</text:p>
          </table:table-cell>
          <table:table-cell office:value-type="float" office:value="201">
            <text:p>20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.4">
            <text:p>5.4</text:p>
          </table:table-cell>
          <table:table-cell office:value-type="float" office:value="1.0198">
            <text:p>1.0198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.3333">
            <text:p>4.3333</text:p>
          </table:table-cell>
          <table:table-cell office:value-type="float" office:value="1.6997">
            <text:p>1.6997</text:p>
          </table:table-cell>
          <table:table-cell office:value-type="float" office:value="3.1667">
            <text:p>3.1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3333">
            <text:p>5.3333</text:p>
          </table:table-cell>
          <table:table-cell office:value-type="float" office:value="1.5348">
            <text:p>1.5348</text:p>
          </table:table-cell>
          <table:table-cell table:number-columns-repeated="2" office:value-type="float" office:value="5">
            <text:p>5</text:p>
          </table:table-cell>
          <table:table-cell office:value-type="float" office:value="6.8333">
            <text:p>6.833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string">
            <text:p>terrible</text:p>
          </table:table-cell>
          <table:table-cell office:value-type="string">
            <text:p>Mortemia</text:p>
          </table:table-cell>
          <table:table-cell office:value-type="string">
            <text:p>The One I Once Was</text:p>
          </table:table-cell>
          <table:table-cell office:value-type="string">
            <text:p>http://www.youtube.com/watch?v=O0yoxveh7Tg</text:p>
          </table:table-cell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3.6667">
            <text:p>3.6667</text:p>
          </table:table-cell>
          <table:table-cell office:value-type="float" office:value="1.4907">
            <text:p>1.4907</text:p>
          </table:table-cell>
          <table:table-cell office:value-type="float" office:value="4.1667">
            <text:p>4.166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.4667">
            <text:p>5.4667</text:p>
          </table:table-cell>
          <table:table-cell office:value-type="float" office:value="2.0613">
            <text:p>2.0613</text:p>
          </table:table-cell>
          <table:table-cell office:value-type="float" office:value="4.1667">
            <text:p>4.166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.6">
            <text:p>4.6</text:p>
          </table:table-cell>
          <table:table-cell office:value-type="float" office:value="1.7436">
            <text:p>1.7436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hate</text:p>
          </table:table-cell>
          <table:table-cell office:value-type="string">
            <text:p>Overkill</text:p>
          </table:table-cell>
          <table:table-cell office:value-type="string">
            <text:p>I Hate</text:p>
          </table:table-cell>
          <table:table-cell office:value-type="string">
            <text:p>http://www.youtube.com/watch?v=I4UM6goudZY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6">
            <text:p>4.6</text:p>
          </table:table-cell>
          <table:table-cell office:value-type="float" office:value="1.6248">
            <text:p>1.6248</text:p>
          </table:table-cell>
          <table:table-cell office:value-type="float" office:value="3.1667">
            <text:p>3.1667</text:p>
          </table:table-cell>
          <table:table-cell table:number-columns-repeated="2" office:value-type="float" office:value="5">
            <text:p>5</text:p>
          </table:table-cell>
          <table:table-cell office:value-type="float" office:value="4.6">
            <text:p>4.6</text:p>
          </table:table-cell>
          <table:table-cell office:value-type="float" office:value="1.9596">
            <text:p>1.9596</text:p>
          </table:table-cell>
          <table:table-cell office:value-type="float" office:value="3.1667">
            <text:p>3.1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.7333">
            <text:p>5.7333</text:p>
          </table:table-cell>
          <table:table-cell office:value-type="float" office:value="2.2351">
            <text:p>2.2351</text:p>
          </table:table-cell>
          <table:table-cell office:value-type="float" office:value="4.1667">
            <text:p>4.166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string">
            <text:p>shock</text:p>
          </table:table-cell>
          <table:table-cell office:value-type="string">
            <text:p>Marilyn Manson</text:p>
          </table:table-cell>
          <table:table-cell office:value-type="string">
            <text:p>The Beautiful People</text:p>
          </table:table-cell>
          <table:table-cell office:value-type="string">
            <text:p>http://www.youtube.com/watch?v=Ypkv0HeUvTc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4.6667">
            <text:p>4.6667</text:p>
          </table:table-cell>
          <table:table-cell office:value-type="float" office:value="1.4907">
            <text:p>1.4907</text:p>
          </table:table-cell>
          <table:table-cell office:value-type="float" office:value="6.1667">
            <text:p>6.1667</text:p>
          </table:table-cell>
          <table:table-cell table:number-columns-repeated="2" office:value-type="float" office:value="5">
            <text:p>5</text:p>
          </table:table-cell>
          <table:table-cell office:value-type="float" office:value="6.4">
            <text:p>6.4</text:p>
          </table:table-cell>
          <table:table-cell office:value-type="float" office:value="1.9253">
            <text:p>1.9253</text:p>
          </table:table-cell>
          <table:table-cell office:value-type="float" office:value="6.1667">
            <text:p>6.1667</text:p>
          </table:table-cell>
          <table:table-cell table:number-columns-repeated="2" office:value-type="float" office:value="7">
            <text:p>7</text:p>
          </table:table-cell>
          <table:table-cell office:value-type="float" office:value="4.9333">
            <text:p>4.9333</text:p>
          </table:table-cell>
          <table:table-cell office:value-type="float" office:value="1.5691">
            <text:p>1.56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horror</text:p>
          </table:table-cell>
          <table:table-cell office:value-type="string">
            <text:p>Blitzkid</text:p>
          </table:table-cell>
          <table:table-cell office:value-type="string">
            <text:p>Nosferatu</text:p>
          </table:table-cell>
          <table:table-cell office:value-type="string">
            <text:p>http://www.youtube.com/watch?v=I5wt302oph0</text:p>
          </table:table-cell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.4">
            <text:p>5.4</text:p>
          </table:table-cell>
          <table:table-cell office:value-type="float" office:value="1.0198">
            <text:p>1.019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8667">
            <text:p>5.8667</text:p>
          </table:table-cell>
          <table:table-cell office:value-type="float" office:value="1.8927">
            <text:p>1.892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.3333">
            <text:p>5.3333</text:p>
          </table:table-cell>
          <table:table-cell office:value-type="float" office:value="2.0221">
            <text:p>2.022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scary</text:p>
          </table:table-cell>
          <table:table-cell office:value-type="string">
            <text:p>Grace Jones</text:p>
          </table:table-cell>
          <table:table-cell office:value-type="string">
            <text:p>Corporate Cannibal</text:p>
          </table:table-cell>
          <table:table-cell office:value-type="string">
            <text:p>http://www.youtube.com/watch?v=FgMn2OJmx3w</text:p>
          </table:table-cell>
          <table:table-cell office:value-type="float" office:value="101">
            <text:p>101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4.8">
            <text:p>4.8</text:p>
          </table:table-cell>
          <table:table-cell office:value-type="float" office:value="1.5578">
            <text:p>1.5578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5.4667">
            <text:p>5.4667</text:p>
          </table:table-cell>
          <table:table-cell office:value-type="float" office:value="2.3055">
            <text:p>2.30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.8333">
            <text:p>7.8333</text:p>
          </table:table-cell>
          <table:table-cell office:value-type="float" office:value="4.7333">
            <text:p>4.7333</text:p>
          </table:table-cell>
          <table:table-cell office:value-type="float" office:value="1.5261">
            <text:p>1.5261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string">
            <text:p>hate</text:p>
          </table:table-cell>
          <table:table-cell office:value-type="string">
            <text:p>Dead To Fall</text:p>
          </table:table-cell>
          <table:table-cell office:value-type="string">
            <text:p>Bastard Set Of Dreams</text:p>
          </table:table-cell>
          <table:table-cell office:value-type="string">
            <text:p>http://www.youtube.com/watch?v=HdH8NYsDwWk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3.9333">
            <text:p>3.9333</text:p>
          </table:table-cell>
          <table:table-cell office:value-type="float" office:value="2.0483">
            <text:p>2.0483</text:p>
          </table:table-cell>
          <table:table-cell office:value-type="float" office:value="4.1667">
            <text:p>4.1667</text:p>
          </table:table-cell>
          <table:table-cell office:value-type="float" office:value="3">
            <text:p>3</text:p>
          </table:table-cell>
          <table:table-cell office:value-type="float" office:value="5.8333">
            <text:p>5.8333</text:p>
          </table:table-cell>
          <table:table-cell office:value-type="float" office:value="6.1333">
            <text:p>6.1333</text:p>
          </table:table-cell>
          <table:table-cell office:value-type="float" office:value="2.0934">
            <text:p>2.0934</text:p>
          </table:table-cell>
          <table:table-cell office:value-type="float" office:value="4.1667">
            <text:p>4.166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.5333">
            <text:p>5.5333</text:p>
          </table:table-cell>
          <table:table-cell office:value-type="float" office:value="1.8927">
            <text:p>1.8927</text:p>
          </table:table-cell>
          <table:table-cell office:value-type="float" office:value="3.3333">
            <text:p>3.33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terror</text:p>
          </table:table-cell>
          <table:table-cell office:value-type="string">
            <text:p>Trapped Under Ice</text:p>
          </table:table-cell>
          <table:table-cell office:value-type="string">
            <text:p>Believe</text:p>
          </table:table-cell>
          <table:table-cell office:value-type="string">
            <text:p>http://www.youtube.com/watch?v=6VLO9K-lUII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4.0667">
            <text:p>4.0667</text:p>
          </table:table-cell>
          <table:table-cell office:value-type="float" office:value="1.6519">
            <text:p>1.6519</text:p>
          </table:table-cell>
          <table:table-cell office:value-type="float" office:value="4.1667">
            <text:p>4.166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4667">
            <text:p>5.4667</text:p>
          </table:table-cell>
          <table:table-cell office:value-type="float" office:value="2.3055">
            <text:p>2.3055</text:p>
          </table:table-cell>
          <table:table-cell office:value-type="float" office:value="4.1667">
            <text:p>4.16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6667">
            <text:p>5.6667</text:p>
          </table:table-cell>
          <table:table-cell office:value-type="float" office:value="2.3286">
            <text:p>2.3286</text:p>
          </table:table-cell>
          <table:table-cell office:value-type="float" office:value="4.1667">
            <text:p>4.1667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angry</text:p>
          </table:table-cell>
          <table:table-cell office:value-type="string">
            <text:p>Pj Harvey</text:p>
          </table:table-cell>
          <table:table-cell office:value-type="string">
            <text:p>Who The Fuck?</text:p>
          </table:table-cell>
          <table:table-cell office:value-type="string">
            <text:p>http://www.youtube.com/watch?v=ZxcCN6BgO_k</text:p>
          </table:table-cell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625">
            <text:p>4.625</text:p>
          </table:table-cell>
          <table:table-cell office:value-type="float" office:value="1.8666">
            <text:p>1.8666</text:p>
          </table:table-cell>
          <table:table-cell office:value-type="float" office:value="2.25">
            <text:p>2.25</text:p>
          </table:table-cell>
          <table:table-cell office:value-type="float" office:value="5">
            <text:p>5</text:p>
          </table:table-cell>
          <table:table-cell office:value-type="float" office:value="5.5833">
            <text:p>5.5833</text:p>
          </table:table-cell>
          <table:table-cell office:value-type="float" office:value="4.3125">
            <text:p>4.3125</text:p>
          </table:table-cell>
          <table:table-cell office:value-type="float" office:value="2.053">
            <text:p>2.053</text:p>
          </table:table-cell>
          <table:table-cell office:value-type="float" office:value="2.25">
            <text:p>2.2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.9375">
            <text:p>4.9375</text:p>
          </table:table-cell>
          <table:table-cell office:value-type="float" office:value="1.56">
            <text:p>1.56</text:p>
          </table:table-cell>
          <table:table-cell table:number-columns-repeated="2" office:value-type="float" office:value="5">
            <text:p>5</text:p>
          </table:table-cell>
          <table:table-cell office:value-type="float" office:value="5.5833">
            <text:p>5.5833</text:p>
          </table:table-cell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terror</text:p>
          </table:table-cell>
          <table:table-cell office:value-type="string">
            <text:p>Stigmata</text:p>
          </table:table-cell>
          <table:table-cell office:value-type="string">
            <text:p>В отражении глаз</text:p>
          </table:table-cell>
          <table:table-cell office:value-type="string">
            <text:p>http://www.youtube.com/watch?v=QNy4iEqQd1Q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table:number-columns-repeated="2" office:value-type="float" office:value="4">
            <text:p>4</text:p>
          </table:table-cell>
          <table:table-cell office:value-type="float" office:value="4.0625">
            <text:p>4.0625</text:p>
          </table:table-cell>
          <table:table-cell office:value-type="float" office:value="2.561">
            <text:p>2.561</text:p>
          </table:table-cell>
          <table:table-cell office:value-type="float" office:value="3.4167">
            <text:p>3.4167</text:p>
          </table:table-cell>
          <table:table-cell office:value-type="float" office:value="3">
            <text:p>3</text:p>
          </table:table-cell>
          <table:table-cell office:value-type="float" office:value="6.1667">
            <text:p>6.1667</text:p>
          </table:table-cell>
          <table:table-cell office:value-type="float" office:value="5.75">
            <text:p>5.75</text:p>
          </table:table-cell>
          <table:table-cell office:value-type="float" office:value="2.5372">
            <text:p>2.5372</text:p>
          </table:table-cell>
          <table:table-cell office:value-type="float" office:value="3.4167">
            <text:p>3.4167</text:p>
          </table:table-cell>
          <table:table-cell table:number-columns-repeated="2" office:value-type="float" office:value="7">
            <text:p>7</text:p>
          </table:table-cell>
          <table:table-cell office:value-type="float" office:value="5.5">
            <text:p>5.5</text:p>
          </table:table-cell>
          <table:table-cell office:value-type="float" office:value="2.3979">
            <text:p>2.3979</text:p>
          </table:table-cell>
          <table:table-cell office:value-type="float" office:value="3.4167">
            <text:p>3.4167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string">
            <text:p>anger</text:p>
          </table:table-cell>
          <table:table-cell office:value-type="string">
            <text:p>Metallica</text:p>
          </table:table-cell>
          <table:table-cell office:value-type="string">
            <text:p>St. Anger</text:p>
          </table:table-cell>
          <table:table-cell office:value-type="string">
            <text:p>http://www.youtube.com/watch?v=rMEp_5FMXRE</text:p>
          </table:table-cell>
          <table:table-cell office:value-type="float" office:value="161">
            <text:p>161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float" office:value="4.7143">
            <text:p>4.7143</text:p>
          </table:table-cell>
          <table:table-cell office:value-type="float" office:value="1.7496">
            <text:p>1.749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.0833">
            <text:p>5.0833</text:p>
          </table:table-cell>
          <table:table-cell office:value-type="float" office:value="5.2143">
            <text:p>5.2143</text:p>
          </table:table-cell>
          <table:table-cell office:value-type="float" office:value="2.3046">
            <text:p>2.3046</text:p>
          </table:table-cell>
          <table:table-cell office:value-type="float" office:value="3">
            <text:p>3</text:p>
          </table:table-cell>
          <table:table-cell office:value-type="float" office:value="5.5">
            <text:p>5.5</text:p>
          </table:table-cell>
          <table:table-cell office:value-type="float" office:value="7.0833">
            <text:p>7.0833</text:p>
          </table:table-cell>
          <table:table-cell office:value-type="float" office:value="5.0714">
            <text:p>5.0714</text:p>
          </table:table-cell>
          <table:table-cell office:value-type="float" office:value="1.7098">
            <text:p>1.709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0833">
            <text:p>6.083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  <table:table-cell office:value-type="string">
            <text:p>Grease </text:p>
          </table:table-cell>
          <table:table-cell office:value-type="string">
            <text:p>You're The One That I Want </text:p>
          </table:table-cell>
          <table:table-cell office:value-type="string">
            <text:p>http://www.youtube.com/watch?v=gyUWkQj0Q_U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.4">
            <text:p>6.4</text:p>
          </table:table-cell>
          <table:table-cell office:value-type="float" office:value="2.3036">
            <text:p>2.3036</text:p>
          </table:table-cell>
          <table:table-cell office:value-type="float" office:value="3.3333">
            <text:p>3.3333</text:p>
          </table:table-cell>
          <table:table-cell office:value-type="float" office:value="7">
            <text:p>7</text:p>
          </table:table-cell>
          <table:table-cell office:value-type="float" office:value="7.8333">
            <text:p>7.8333</text:p>
          </table:table-cell>
          <table:table-cell office:value-type="float" office:value="5.3333">
            <text:p>5.3333</text:p>
          </table:table-cell>
          <table:table-cell office:value-type="float" office:value="2.1187">
            <text:p>2.1187</text:p>
          </table:table-cell>
          <table:table-cell office:value-type="float" office:value="3.3333">
            <text:p>3.3333</text:p>
          </table:table-cell>
          <table:table-cell table:number-columns-repeated="2" office:value-type="float" office:value="6">
            <text:p>6</text:p>
          </table:table-cell>
          <table:table-cell office:value-type="float" office:value="5.4">
            <text:p>5.4</text:p>
          </table:table-cell>
          <table:table-cell office:value-type="float" office:value="2.0265">
            <text:p>2.0265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he B52'S </text:p>
          </table:table-cell>
          <table:table-cell office:value-type="string">
            <text:p>Love Shack</text:p>
          </table:table-cell>
          <table:table-cell office:value-type="string">
            <text:p>http://www.youtube.com/watch?v=leohcvmf8kM</text:p>
          </table:table-cell>
          <table:table-cell office:value-type="float" office:value="181">
            <text:p>181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7127">
            <text:p>1.712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.8333">
            <text:p>8.8333</text:p>
          </table:table-cell>
          <table:table-cell office:value-type="float" office:value="5.9333">
            <text:p>5.9333</text:p>
          </table:table-cell>
          <table:table-cell office:value-type="float" office:value="1.9821">
            <text:p>1.98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.0667">
            <text:p>6.0667</text:p>
          </table:table-cell>
          <table:table-cell office:value-type="float" office:value="1.9821">
            <text:p>1.9821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lur </text:p>
          </table:table-cell>
          <table:table-cell office:value-type="string">
            <text:p>Song 2 </text:p>
          </table:table-cell>
          <table:table-cell office:value-type="string">
            <text:p>http://www.youtube.com/watch?v=WlAHZURxRjY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7.2">
            <text:p>7.2</text:p>
          </table:table-cell>
          <table:table-cell office:value-type="float" office:value="1.7588">
            <text:p>1.7588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.3333">
            <text:p>7.3333</text:p>
          </table:table-cell>
          <table:table-cell office:value-type="float" office:value="1.5776">
            <text:p>1.5776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.5333">
            <text:p>6.5333</text:p>
          </table:table-cell>
          <table:table-cell office:value-type="float" office:value="2.0613">
            <text:p>2.0613</text:p>
          </table:table-cell>
          <table:table-cell office:value-type="float" office:value="5.1667">
            <text:p>5.1667</text:p>
          </table:table-cell>
          <table:table-cell office:value-type="float" office:value="7">
            <text:p>7</text:p>
          </table:table-cell>
          <table:table-cell office:value-type="float" office:value="8.6667">
            <text:p>8.666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  <table:table-cell office:value-type="string">
            <text:p>Blind Melon </text:p>
          </table:table-cell>
          <table:table-cell office:value-type="string">
            <text:p>No Rain </text:p>
          </table:table-cell>
          <table:table-cell office:value-type="string">
            <text:p>http://www.youtube.com/watch?v=qmVn6b7DdpA</text:p>
          </table:table-cell>
          <table:table-cell office:value-type="float" office:value="121">
            <text:p>12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.6667">
            <text:p>6.6667</text:p>
          </table:table-cell>
          <table:table-cell office:value-type="float" office:value="1.4453">
            <text:p>1.4453</text:p>
          </table:table-cell>
          <table:table-cell office:value-type="float" office:value="4.1667">
            <text:p>4.1667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.7889">
            <text:p>1.7889</text:p>
          </table:table-cell>
          <table:table-cell office:value-type="float" office:value="4.1667">
            <text:p>4.1667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4.8">
            <text:p>4.8</text:p>
          </table:table-cell>
          <table:table-cell office:value-type="float" office:value="1.6">
            <text:p>1.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  <table:table-cell office:value-type="string">
            <text:p>The Polyphonic Spree </text:p>
          </table:table-cell>
          <table:table-cell office:value-type="string">
            <text:p>Soldier Girl </text:p>
          </table:table-cell>
          <table:table-cell office:value-type="string">
            <text:p>http://www.youtube.com/watch?v=4uzddaCSwpE</text:p>
          </table:table-cell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.2">
            <text:p>6.2</text:p>
          </table:table-cell>
          <table:table-cell office:value-type="float" office:value="1.4236">
            <text:p>1.4236</text:p>
          </table:table-cell>
          <table:table-cell office:value-type="float" office:value="3.3333">
            <text:p>3.33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8667">
            <text:p>4.8667</text:p>
          </table:table-cell>
          <table:table-cell office:value-type="float" office:value="2.125">
            <text:p>2.125</text:p>
          </table:table-cell>
          <table:table-cell office:value-type="float" office:value="3.3333">
            <text:p>3.3333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4.9333">
            <text:p>4.9333</text:p>
          </table:table-cell>
          <table:table-cell office:value-type="float" office:value="1.7308">
            <text:p>1.730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number-columns-repeated="2"/>
          <table:table-cell office:value-type="string">
            <text:p>Beastie Boys </text:p>
          </table:table-cell>
          <table:table-cell office:value-type="string">
            <text:p>Sabotage </text:p>
          </table:table-cell>
          <table:table-cell office:value-type="string">
            <text:p>http://www.youtube.com/watch?v=z5rRZdiu1UE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.8667">
            <text:p>4.8667</text:p>
          </table:table-cell>
          <table:table-cell office:value-type="float" office:value="2.4184">
            <text:p>2.4184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5.9333">
            <text:p>5.9333</text:p>
          </table:table-cell>
          <table:table-cell office:value-type="float" office:value="2.1437">
            <text:p>2.1437</text:p>
          </table:table-cell>
          <table:table-cell office:value-type="float" office:value="3.1667">
            <text:p>3.1667</text:p>
          </table:table-cell>
          <table:table-cell office:value-type="float" office:value="6">
            <text:p>6</text:p>
          </table:table-cell>
          <table:table-cell office:value-type="float" office:value="7.8333">
            <text:p>7.8333</text:p>
          </table:table-cell>
          <table:table-cell office:value-type="float" office:value="5.4">
            <text:p>5.4</text:p>
          </table:table-cell>
          <table:table-cell office:value-type="float" office:value="2.1229">
            <text:p>2.12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.8333">
            <text:p>7.8333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number-columns-repeated="2"/>
          <table:table-cell office:value-type="string">
            <text:p>Fatboy Slim </text:p>
          </table:table-cell>
          <table:table-cell office:value-type="string">
            <text:p>Weapon Of Choice </text:p>
          </table:table-cell>
          <table:table-cell office:value-type="string">
            <text:p>http://www.youtube.com/watch?v=K7Ky5R-vxns</text:p>
          </table:table-cell>
          <table:table-cell office:value-type="float" office:value="141">
            <text:p>141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6.8125">
            <text:p>6.8125</text:p>
          </table:table-cell>
          <table:table-cell office:value-type="float" office:value="1.9435">
            <text:p>1.9435</text:p>
          </table:table-cell>
          <table:table-cell office:value-type="float" office:value="4.4167">
            <text:p>4.4167</text:p>
          </table:table-cell>
          <table:table-cell office:value-type="float" office:value="7">
            <text:p>7</text:p>
          </table:table-cell>
          <table:table-cell office:value-type="float" office:value="8.5833">
            <text:p>8.5833</text:p>
          </table:table-cell>
          <table:table-cell office:value-type="float" office:value="5.6875">
            <text:p>5.6875</text:p>
          </table:table-cell>
          <table:table-cell office:value-type="float" office:value="1.8275">
            <text:p>1.8275</text:p>
          </table:table-cell>
          <table:table-cell office:value-type="float" office:value="4.4167">
            <text:p>4.41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8125">
            <text:p>5.8125</text:p>
          </table:table-cell>
          <table:table-cell office:value-type="float" office:value="1.8781">
            <text:p>1.878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string">
            <text:p>The White Stripes</text:p>
          </table:table-cell>
          <table:table-cell office:value-type="string">
            <text:p>Seven Nation Army</text:p>
          </table:table-cell>
          <table:table-cell office:value-type="string">
            <text:p>http://www.youtube.com/watch?v=VTN31q357Ys</text:p>
          </table:table-cell>
          <table:table-cell office:value-type="float" office:value="151">
            <text:p>151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6.5625">
            <text:p>6.5625</text:p>
          </table:table-cell>
          <table:table-cell office:value-type="float" office:value="2.2352">
            <text:p>2.2352</text:p>
          </table:table-cell>
          <table:table-cell office:value-type="float" office:value="4.4167">
            <text:p>4.4167</text:p>
          </table:table-cell>
          <table:table-cell office:value-type="float" office:value="6.5">
            <text:p>6.5</text:p>
          </table:table-cell>
          <table:table-cell office:value-type="float" office:value="9">
            <text:p>9</text:p>
          </table:table-cell>
          <table:table-cell office:value-type="float" office:value="5.9375">
            <text:p>5.9375</text:p>
          </table:table-cell>
          <table:table-cell office:value-type="float" office:value="2.1642">
            <text:p>2.1642</text:p>
          </table:table-cell>
          <table:table-cell office:value-type="float" office:value="4.4167">
            <text:p>4.4167</text:p>
          </table:table-cell>
          <table:table-cell office:value-type="float" office:value="6">
            <text:p>6</text:p>
          </table:table-cell>
          <table:table-cell office:value-type="float" office:value="7.5833">
            <text:p>7.5833</text:p>
          </table:table-cell>
          <table:table-cell office:value-type="float" office:value="6.0625">
            <text:p>6.0625</text:p>
          </table:table-cell>
          <table:table-cell office:value-type="float" office:value="2.0454">
            <text:p>2.0454</text:p>
          </table:table-cell>
          <table:table-cell office:value-type="float" office:value="4.4167">
            <text:p>4.4167</text:p>
          </table:table-cell>
          <table:table-cell office:value-type="float" office:value="5.5">
            <text:p>5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number-columns-repeated="2"/>
          <table:table-cell office:value-type="string">
            <text:p>Susan Boyle </text:p>
          </table:table-cell>
          <table:table-cell office:value-type="string">
            <text:p>Britain's Got Talent 2009</text:p>
          </table:table-cell>
          <table:table-cell office:value-type="string">
            <text:p>http://www.youtube.com/watch?v=9lp0IWv8QZY</text:p>
          </table:table-cell>
          <table:table-cell office:value-type="float" office:value="156">
            <text:p>156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.6">
            <text:p>6.6</text:p>
          </table:table-cell>
          <table:table-cell office:value-type="float" office:value="2.3036">
            <text:p>2.3036</text:p>
          </table:table-cell>
          <table:table-cell office:value-type="float" office:value="4.1667">
            <text:p>4.16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.6">
            <text:p>5.6</text:p>
          </table:table-cell>
          <table:table-cell office:value-type="float" office:value="2.0913">
            <text:p>2.0913</text:p>
          </table:table-cell>
          <table:table-cell office:value-type="float" office:value="4.1667">
            <text:p>4.16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9333">
            <text:p>5.9333</text:p>
          </table:table-cell>
          <table:table-cell office:value-type="float" office:value="2.4074">
            <text:p>2.407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.8333">
            <text:p>7.833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link 182 </text:p>
          </table:table-cell>
          <table:table-cell office:value-type="string">
            <text:p>First Date</text:p>
          </table:table-cell>
          <table:table-cell office:value-type="string">
            <text:p>http://www.youtube.com/watch?v=vVy9Lgpg1m8</text:p>
          </table:table-cell>
          <table:table-cell office:value-type="float" office:value="51">
            <text:p>51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.1333">
            <text:p>6.1333</text:p>
          </table:table-cell>
          <table:table-cell office:value-type="float" office:value="1.4996">
            <text:p>1.4996</text:p>
          </table:table-cell>
          <table:table-cell office:value-type="float" office:value="5.1667">
            <text:p>5.16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.2">
            <text:p>6.2</text:p>
          </table:table-cell>
          <table:table-cell office:value-type="float" office:value="1.6">
            <text:p>1.6</text:p>
          </table:table-cell>
          <table:table-cell office:value-type="float" office:value="5.1667">
            <text:p>5.16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1.9596">
            <text:p>1.959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  <table:table-cell office:value-type="string">
            <text:p>Europe </text:p>
          </table:table-cell>
          <table:table-cell office:value-type="string">
            <text:p>The Final Countdown</text:p>
          </table:table-cell>
          <table:table-cell office:value-type="string">
            <text:p>http://www.youtube.com/watch?v=7_IKcMl_a9A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.4">
            <text:p>6.4</text:p>
          </table:table-cell>
          <table:table-cell office:value-type="float" office:value="2.498">
            <text:p>2.498</text:p>
          </table:table-cell>
          <table:table-cell office:value-type="float" office:value="4.3333">
            <text:p>4.33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.2667">
            <text:p>6.2667</text:p>
          </table:table-cell>
          <table:table-cell office:value-type="float" office:value="2.4349">
            <text:p>2.4349</text:p>
          </table:table-cell>
          <table:table-cell office:value-type="float" office:value="4.3333">
            <text:p>4.33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.1333">
            <text:p>6.1333</text:p>
          </table:table-cell>
          <table:table-cell office:value-type="float" office:value="2.3907">
            <text:p>2.3907</text:p>
          </table:table-cell>
          <table:table-cell office:value-type="float" office:value="5.1667">
            <text:p>5.166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/>
          <table:table-cell office:value-type="string">
            <text:p>Benny Benassi </text:p>
          </table:table-cell>
          <table:table-cell office:value-type="string">
            <text:p>Satisfaction </text:p>
          </table:table-cell>
          <table:table-cell office:value-type="string">
            <text:p>http://www.youtube.com/watch?v=eoRiVwFP02s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.6667">
            <text:p>6.6667</text:p>
          </table:table-cell>
          <table:table-cell office:value-type="float" office:value="1.8856">
            <text:p>1.885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.6667">
            <text:p>8.6667</text:p>
          </table:table-cell>
          <table:table-cell office:value-type="float" office:value="6.4667">
            <text:p>6.4667</text:p>
          </table:table-cell>
          <table:table-cell office:value-type="float" office:value="2.0613">
            <text:p>2.06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.9333">
            <text:p>5.9333</text:p>
          </table:table-cell>
          <table:table-cell office:value-type="float" office:value="2.3228">
            <text:p>2.322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.8333">
            <text:p>7.833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string">
            <text:p>Christina Aguilera, Lil' Kim, Mya, Pink </text:p>
          </table:table-cell>
          <table:table-cell office:value-type="string">
            <text:p>Lady Marmalade </text:p>
          </table:table-cell>
          <table:table-cell office:value-type="string">
            <text:p>http://www.youtube.com/watch?v=RQa7SvVCdZk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1.833">
            <text:p>1.833</text:p>
          </table:table-cell>
          <table:table-cell office:value-type="float" office:value="3.1667">
            <text:p>3.1667</text:p>
          </table:table-cell>
          <table:table-cell table:number-columns-repeated="2" office:value-type="float" office:value="7">
            <text:p>7</text:p>
          </table:table-cell>
          <table:table-cell office:value-type="float" office:value="5.2667">
            <text:p>5.2667</text:p>
          </table:table-cell>
          <table:table-cell office:value-type="float" office:value="2.0155">
            <text:p>2.0155</text:p>
          </table:table-cell>
          <table:table-cell office:value-type="float" office:value="3.1667">
            <text:p>3.1667</text:p>
          </table:table-cell>
          <table:table-cell office:value-type="float" office:value="6">
            <text:p>6</text:p>
          </table:table-cell>
          <table:table-cell office:value-type="float" office:value="6.8333">
            <text:p>6.8333</text:p>
          </table:table-cell>
          <table:table-cell office:value-type="float" office:value="6">
            <text:p>6</text:p>
          </table:table-cell>
          <table:table-cell office:value-type="float" office:value="2.0656">
            <text:p>2.065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  <table:table-cell office:value-type="string">
            <text:p>The Chemical Brothers</text:p>
          </table:table-cell>
          <table:table-cell office:value-type="string">
            <text:p>Do It Again</text:p>
          </table:table-cell>
          <table:table-cell office:value-type="string">
            <text:p>http://www.youtube.com/watch?v=VMpakpQBaxE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6.0667">
            <text:p>6.0667</text:p>
          </table:table-cell>
          <table:table-cell office:value-type="float" office:value="1.8062">
            <text:p>1.806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9333">
            <text:p>5.9333</text:p>
          </table:table-cell>
          <table:table-cell office:value-type="float" office:value="1.7689">
            <text:p>1.7689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1.7814">
            <text:p>1.7814</text:p>
          </table:table-cell>
          <table:table-cell office:value-type="float" office:value="4.1667">
            <text:p>4.1667</text:p>
          </table:table-cell>
          <table:table-cell office:value-type="float" office:value="6">
            <text:p>6</text:p>
          </table:table-cell>
          <table:table-cell office:value-type="float" office:value="6.8333">
            <text:p>6.833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  <table:table-cell office:value-type="string">
            <text:p>Aqua</text:p>
          </table:table-cell>
          <table:table-cell office:value-type="string">
            <text:p>Barbie Girl</text:p>
          </table:table-cell>
          <table:table-cell office:value-type="string">
            <text:p>http://www.youtube.com/watch?v=-_pTeDz4Zpk</text:p>
          </table:table-cell>
          <table:table-cell office:value-type="float" office:value="141">
            <text:p>14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.4667">
            <text:p>6.4667</text:p>
          </table:table-cell>
          <table:table-cell office:value-type="float" office:value="2.1868">
            <text:p>2.1868</text:p>
          </table:table-cell>
          <table:table-cell office:value-type="float" office:value="3.1667">
            <text:p>3.16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.8667">
            <text:p>4.8667</text:p>
          </table:table-cell>
          <table:table-cell office:value-type="float" office:value="2.247">
            <text:p>2.247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5">
            <text:p>5</text:p>
          </table:table-cell>
          <table:table-cell office:value-type="float" office:value="1.6733">
            <text:p>1.673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Air</text:p>
          </table:table-cell>
          <table:table-cell office:value-type="string">
            <text:p>Moon Safari</text:p>
          </table:table-cell>
          <table:table-cell office:value-type="string">
            <text:p>http://www.youtube.com/watch?v=kxWFyvTg6mc</text:p>
          </table:table-cell>
          <table:table-cell office:value-type="float" office:value="211">
            <text:p>2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6.0667">
            <text:p>6.0667</text:p>
          </table:table-cell>
          <table:table-cell office:value-type="float" office:value="1.6111">
            <text:p>1.611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.5055">
            <text:p>1.505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.8333">
            <text:p>3.8333</text:p>
          </table:table-cell>
          <table:table-cell office:value-type="float" office:value="4.8">
            <text:p>4.8</text:p>
          </table:table-cell>
          <table:table-cell office:value-type="float" office:value="2.1354">
            <text:p>2.1354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6.6667">
            <text:p>6.66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  <table:table-cell office:value-type="string">
            <text:p>Cardigans </text:p>
          </table:table-cell>
          <table:table-cell office:value-type="string">
            <text:p>Carnival </text:p>
          </table:table-cell>
          <table:table-cell office:value-type="string">
            <text:p>http://www.youtube.com/watch?v=ZiclTJajivc)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6.125">
            <text:p>6.125</text:p>
          </table:table-cell>
          <table:table-cell office:value-type="float" office:value="1.8998">
            <text:p>1.8998</text:p>
          </table:table-cell>
          <table:table-cell office:value-type="float" office:value="2.4167">
            <text:p>2.4167</text:p>
          </table:table-cell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 office:value-type="float" office:value="4.5625">
            <text:p>4.5625</text:p>
          </table:table-cell>
          <table:table-cell office:value-type="float" office:value="2.03">
            <text:p>2.03</text:p>
          </table:table-cell>
          <table:table-cell office:value-type="float" office:value="2.4167">
            <text:p>2.4167</text:p>
          </table:table-cell>
          <table:table-cell office:value-type="float" office:value="5.5">
            <text:p>5.5</text:p>
          </table:table-cell>
          <table:table-cell office:value-type="float" office:value="6">
            <text:p>6</text:p>
          </table:table-cell>
          <table:table-cell office:value-type="float" office:value="4.625">
            <text:p>4.625</text:p>
          </table:table-cell>
          <table:table-cell office:value-type="float" office:value="1.6536">
            <text:p>1.6536</text:p>
          </table:table-cell>
          <table:table-cell office:value-type="float" office:value="3.4167">
            <text:p>3.4167</text:p>
          </table:table-cell>
          <table:table-cell office:value-type="float" office:value="5">
            <text:p>5</text:p>
          </table:table-cell>
          <table:table-cell office:value-type="float" office:value="5.5833">
            <text:p>5.583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number-columns-repeated="2"/>
          <table:table-cell office:value-type="string">
            <text:p>Smashing Pumpkins </text:p>
          </table:table-cell>
          <table:table-cell table:style-name="ce1" office:value-type="string">
            <text:p>1979 </text:p>
          </table:table-cell>
          <table:table-cell office:value-type="string">
            <text:p>http://www.youtube.com/watch?v=E2snP7rGP6g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.1333">
            <text:p>5.1333</text:p>
          </table:table-cell>
          <table:table-cell office:value-type="float" office:value="1.6275">
            <text:p>1.627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3333">
            <text:p>5.3333</text:p>
          </table:table-cell>
          <table:table-cell office:value-type="float" office:value="2.087">
            <text:p>2.08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5.0667">
            <text:p>5.0667</text:p>
          </table:table-cell>
          <table:table-cell office:value-type="float" office:value="2.5421">
            <text:p>2.542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  <table:table-cell office:value-type="string">
            <text:p>Coldplay </text:p>
          </table:table-cell>
          <table:table-cell office:value-type="string">
            <text:p>Viva La Vida </text:p>
          </table:table-cell>
          <table:table-cell office:value-type="string">
            <text:p>http://www.youtube.com/watch?v=-9tgyQriews</text:p>
          </table:table-cell>
          <table:table-cell office:value-type="float" office:value="186">
            <text:p>18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6.4667">
            <text:p>6.4667</text:p>
          </table:table-cell>
          <table:table-cell office:value-type="float" office:value="1.6275">
            <text:p>1.6275</text:p>
          </table:table-cell>
          <table:table-cell office:value-type="float" office:value="2.3333">
            <text:p>2.3333</text:p>
          </table:table-cell>
          <table:table-cell office:value-type="float" office:value="6">
            <text:p>6</text:p>
          </table:table-cell>
          <table:table-cell office:value-type="float" office:value="7.8333">
            <text:p>7.8333</text:p>
          </table:table-cell>
          <table:table-cell office:value-type="float" office:value="4.9333">
            <text:p>4.9333</text:p>
          </table:table-cell>
          <table:table-cell office:value-type="float" office:value="2.3795">
            <text:p>2.3795</text:p>
          </table:table-cell>
          <table:table-cell office:value-type="float" office:value="2.3333">
            <text:p>2.333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.6">
            <text:p>5.6</text:p>
          </table:table-cell>
          <table:table-cell office:value-type="float" office:value="1.9253">
            <text:p>1.925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Louis Armstrong </text:p>
          </table:table-cell>
          <table:table-cell office:value-type="string">
            <text:p>What A Wonderful World </text:p>
          </table:table-cell>
          <table:table-cell office:value-type="string">
            <text:p>http://www.youtube.com/watch?v=3orLNBS2ZbU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7.1333">
            <text:p>7.1333</text:p>
          </table:table-cell>
          <table:table-cell office:value-type="float" office:value="1.4079">
            <text:p>1.4079</text:p>
          </table:table-cell>
          <table:table-cell office:value-type="float" office:value="2.1667">
            <text:p>2.16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.8667">
            <text:p>3.8667</text:p>
          </table:table-cell>
          <table:table-cell office:value-type="float" office:value="1.8571">
            <text:p>1.8571</text:p>
          </table:table-cell>
          <table:table-cell office:value-type="float" office:value="2.1667">
            <text:p>2.1667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.1909">
            <text:p>2.1909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number-columns-repeated="2"/>
          <table:table-cell office:value-type="string">
            <text:p>Black Eyed Peas </text:p>
          </table:table-cell>
          <table:table-cell office:value-type="string">
            <text:p>My Humps</text:p>
          </table:table-cell>
          <table:table-cell office:value-type="string">
            <text:p>http://www.youtube.com/watch?v=iEe_eraFWW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5.6667">
            <text:p>5.6667</text:p>
          </table:table-cell>
          <table:table-cell office:value-type="float" office:value="2.087">
            <text:p>2.08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8667">
            <text:p>4.8667</text:p>
          </table:table-cell>
          <table:table-cell office:value-type="float" office:value="1.8571">
            <text:p>1.8571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.8">
            <text:p>5.8</text:p>
          </table:table-cell>
          <table:table-cell office:value-type="float" office:value="1.833">
            <text:p>1.83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office:value-type="string">
            <text:p>Lene Marlin</text:p>
          </table:table-cell>
          <table:table-cell office:value-type="string">
            <text:p>Sitting Down Here</text:p>
          </table:table-cell>
          <table:table-cell office:value-type="string">
            <text:p>http://www.youtube.com/watch?v=Mov0dnY_6NM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5.5333">
            <text:p>5.5333</text:p>
          </table:table-cell>
          <table:table-cell office:value-type="float" office:value="2.0287">
            <text:p>2.0287</text:p>
          </table:table-cell>
          <table:table-cell office:value-type="float" office:value="2.1667">
            <text:p>2.16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.1667">
            <text:p>2.166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.4">
            <text:p>4.4</text:p>
          </table:table-cell>
          <table:table-cell office:value-type="float" office:value="1.8184">
            <text:p>1.818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Manu Chao </text:p>
          </table:table-cell>
          <table:table-cell office:value-type="string">
            <text:p>Me Gustas Tu</text:p>
          </table:table-cell>
          <table:table-cell office:value-type="string">
            <text:p>http://www.youtube.com/watch?v=mzgjiPBCsss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7.5333">
            <text:p>7.5333</text:p>
          </table:table-cell>
          <table:table-cell office:value-type="float" office:value="1.2579">
            <text:p>1.2579</text:p>
          </table:table-cell>
          <table:table-cell office:value-type="float" office:value="3.1667">
            <text:p>3.1667</text:p>
          </table:table-cell>
          <table:table-cell table:number-columns-repeated="2" office:value-type="float" office:value="8">
            <text:p>8</text:p>
          </table:table-cell>
          <table:table-cell office:value-type="float" office:value="4.4667">
            <text:p>4.4667</text:p>
          </table:table-cell>
          <table:table-cell office:value-type="float" office:value="1.5861">
            <text:p>1.5861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  <table:table-cell office:value-type="float" office:value="5.7333">
            <text:p>5.7333</text:p>
          </table:table-cell>
          <table:table-cell office:value-type="float" office:value="1.4817">
            <text:p>1.4817</text:p>
          </table:table-cell>
          <table:table-cell table:number-columns-repeated="2" office:value-type="float" office:value="5">
            <text:p>5</text:p>
          </table:table-cell>
          <table:table-cell office:value-type="float" office:value="6.8333">
            <text:p>6.833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ily Allen </text:p>
          </table:table-cell>
          <table:table-cell office:value-type="string">
            <text:p>Fuck You</text:p>
          </table:table-cell>
          <table:table-cell office:value-type="string">
            <text:p>http://www.youtube.com/watch?v=S0zMHf7J15g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.2667">
            <text:p>7.2667</text:p>
          </table:table-cell>
          <table:table-cell office:value-type="float" office:value="1.34">
            <text:p>1.3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.8333">
            <text:p>8.8333</text:p>
          </table:table-cell>
          <table:table-cell office:value-type="float" office:value="6.0667">
            <text:p>6.0667</text:p>
          </table:table-cell>
          <table:table-cell office:value-type="float" office:value="1.7689">
            <text:p>1.768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.6667">
            <text:p>6.6667</text:p>
          </table:table-cell>
          <table:table-cell office:value-type="float" office:value="1.6193">
            <text:p>1.619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Taylor Swift </text:p>
          </table:table-cell>
          <table:table-cell office:value-type="string">
            <text:p>Love Story</text:p>
          </table:table-cell>
          <table:table-cell office:value-type="string">
            <text:p>http://www.youtube.com/watch?v=8xg3vE8Ie_E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6.2667">
            <text:p>6.2667</text:p>
          </table:table-cell>
          <table:table-cell office:value-type="float" office:value="1.1813">
            <text:p>1.181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.8333">
            <text:p>6.8333</text:p>
          </table:table-cell>
          <table:table-cell office:value-type="float" office:value="4.1333">
            <text:p>4.1333</text:p>
          </table:table-cell>
          <table:table-cell office:value-type="float" office:value="1.7075">
            <text:p>1.707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  <table:table-cell office:value-type="float" office:value="4.6667">
            <text:p>4.6667</text:p>
          </table:table-cell>
          <table:table-cell office:value-type="float" office:value="1.7764">
            <text:p>1.776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office:value-type="string">
            <text:p>Pink Floyd</text:p>
          </table:table-cell>
          <table:table-cell office:value-type="string">
            <text:p>Marooned</text:p>
          </table:table-cell>
          <table:table-cell office:value-type="string">
            <text:p>http://www.youtube.com/watch?v=0mSEhr-K05E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5.2">
            <text:p>5.2</text:p>
          </table:table-cell>
          <table:table-cell office:value-type="float" office:value="0.9798">
            <text:p>0.979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  <table:table-cell office:value-type="float" office:value="3.3333">
            <text:p>3.3333</text:p>
          </table:table-cell>
          <table:table-cell office:value-type="float" office:value="2.1499">
            <text:p>2.14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5333">
            <text:p>4.5333</text:p>
          </table:table-cell>
          <table:table-cell office:value-type="float" office:value="1.4996">
            <text:p>1.499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office:value-type="string">
            <text:p>Faith No More</text:p>
          </table:table-cell>
          <table:table-cell office:value-type="string">
            <text:p>Easy</text:p>
          </table:table-cell>
          <table:table-cell office:value-type="string">
            <text:p>http://www.youtube.com/watch?v=t1WAMNIunKc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6.0667">
            <text:p>6.0667</text:p>
          </table:table-cell>
          <table:table-cell office:value-type="float" office:value="1.6519">
            <text:p>1.651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5333">
            <text:p>4.5333</text:p>
          </table:table-cell>
          <table:table-cell office:value-type="float" office:value="1.7461">
            <text:p>1.746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.2667">
            <text:p>5.2667</text:p>
          </table:table-cell>
          <table:table-cell office:value-type="float" office:value="1.9137">
            <text:p>1.9137</text:p>
          </table:table-cell>
          <table:table-cell office:value-type="float" office:value="4.1667">
            <text:p>4.1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/>
          <table:table-cell office:value-type="string">
            <text:p>Queen</text:p>
          </table:table-cell>
          <table:table-cell office:value-type="string">
            <text:p>I Want To Break Free</text:p>
          </table:table-cell>
          <table:table-cell office:value-type="string">
            <text:p>http://www.youtube.com/watch?v=EVYgRPfC9nQ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.0667">
            <text:p>7.0667</text:p>
          </table:table-cell>
          <table:table-cell office:value-type="float" office:value="1.8427">
            <text:p>1.842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.4">
            <text:p>6.4</text:p>
          </table:table-cell>
          <table:table-cell office:value-type="float" office:value="1.9933">
            <text:p>1.993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7.8333">
            <text:p>7.8333</text:p>
          </table:table-cell>
          <table:table-cell office:value-type="float" office:value="6.8">
            <text:p>6.8</text:p>
          </table:table-cell>
          <table:table-cell office:value-type="float" office:value="2.1664">
            <text:p>2.1664</text:p>
          </table:table-cell>
          <table:table-cell office:value-type="float" office:value="5.1667">
            <text:p>5.1667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number-columns-repeated="2"/>
          <table:table-cell office:value-type="string">
            <text:p>Belle And Sebastian</text:p>
          </table:table-cell>
          <table:table-cell office:value-type="string">
            <text:p>Step Into My Office Baby</text:p>
          </table:table-cell>
          <table:table-cell office:value-type="string">
            <text:p>http://www.youtube.com/watch?v=5YObYOHIZkk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5.4667">
            <text:p>5.4667</text:p>
          </table:table-cell>
          <table:table-cell office:value-type="float" office:value="1.147">
            <text:p>1.14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3.8667">
            <text:p>3.8667</text:p>
          </table:table-cell>
          <table:table-cell office:value-type="float" office:value="1.4079">
            <text:p>1.407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0667">
            <text:p>4.0667</text:p>
          </table:table-cell>
          <table:table-cell office:value-type="float" office:value="1.8062">
            <text:p>1.8062</text:p>
          </table:table-cell>
          <table:table-cell office:value-type="float" office:value="2.1667">
            <text:p>2.1667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number-columns-repeated="2"/>
          <table:table-cell office:value-type="string">
            <text:p>Nouvelle Vague</text:p>
          </table:table-cell>
          <table:table-cell office:value-type="string">
            <text:p>Dancing With Myself</text:p>
          </table:table-cell>
          <table:table-cell office:value-type="string">
            <text:p>http://www.youtube.com/watch?v=J5j-ipGFcko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6.5333">
            <text:p>6.5333</text:p>
          </table:table-cell>
          <table:table-cell office:value-type="float" office:value="1.147">
            <text:p>1.14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.8667">
            <text:p>4.8667</text:p>
          </table:table-cell>
          <table:table-cell office:value-type="float" office:value="1.4079">
            <text:p>1.407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1333">
            <text:p>5.1333</text:p>
          </table:table-cell>
          <table:table-cell office:value-type="float" office:value="1.9956">
            <text:p>1.9956</text:p>
          </table:table-cell>
          <table:table-cell office:value-type="float" office:value="4.1667">
            <text:p>4.1667</text:p>
          </table:table-cell>
          <table:table-cell office:value-type="float" office:value="6">
            <text:p>6</text:p>
          </table:table-cell>
          <table:table-cell office:value-type="float" office:value="6.8333">
            <text:p>6.833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office:value-type="string">
            <text:p>Moby</text:p>
          </table:table-cell>
          <table:table-cell office:value-type="string">
            <text:p>Why Does My Heart Feel So Bad</text:p>
          </table:table-cell>
          <table:table-cell office:value-type="string">
            <text:p>http://www.youtube.com/watch?v=qT6XCvDUUsU</text:p>
          </table:table-cell>
          <table:table-cell office:value-type="float" office:value="171">
            <text:p>171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6667">
            <text:p>4.6667</text:p>
          </table:table-cell>
          <table:table-cell office:value-type="float" office:value="2.1807">
            <text:p>2.180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.0667">
            <text:p>4.0667</text:p>
          </table:table-cell>
          <table:table-cell office:value-type="float" office:value="1.8427">
            <text:p>1.842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.8">
            <text:p>3.8</text:p>
          </table:table-cell>
          <table:table-cell office:value-type="float" office:value="1.7588">
            <text:p>1.7588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office:value-type="string">
            <text:p>The Verve </text:p>
          </table:table-cell>
          <table:table-cell office:value-type="string">
            <text:p>Bittersweet Symphony </text:p>
          </table:table-cell>
          <table:table-cell office:value-type="string">
            <text:p>http://www.youtube.com/watch?v=Zx3m4e45bTo</text:p>
          </table:table-cell>
          <table:table-cell office:value-type="float" office:value="216">
            <text:p>21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.2667">
            <text:p>5.2667</text:p>
          </table:table-cell>
          <table:table-cell office:value-type="float" office:value="1.8062">
            <text:p>1.806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.4">
            <text:p>6.4</text:p>
          </table:table-cell>
          <table:table-cell office:value-type="float" office:value="1.5832">
            <text:p>1.583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number-columns-repeated="2"/>
          <table:table-cell office:value-type="string">
            <text:p>Coldplay </text:p>
          </table:table-cell>
          <table:table-cell office:value-type="string">
            <text:p>The Scientist </text:p>
          </table:table-cell>
          <table:table-cell office:value-type="string">
            <text:p>http://www.youtube.com/watch?v=tmjPrdTNxQ0</text:p>
          </table:table-cell>
          <table:table-cell office:value-type="float" office:value="111">
            <text:p>111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6">
            <text:p>4.6</text:p>
          </table:table-cell>
          <table:table-cell office:value-type="float" office:value="1.8184">
            <text:p>1.818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  <table:table-cell office:value-type="float" office:value="4">
            <text:p>4</text:p>
          </table:table-cell>
          <table:table-cell office:value-type="float" office:value="1.7889">
            <text:p>1.7889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.2">
            <text:p>4.2</text:p>
          </table:table-cell>
          <table:table-cell office:value-type="float" office:value="1.7588">
            <text:p>1.758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number-columns-repeated="2"/>
          <table:table-cell office:value-type="string">
            <text:p>Apocalyptica </text:p>
          </table:table-cell>
          <table:table-cell office:value-type="string">
            <text:p>Nothing Else Matters </text:p>
          </table:table-cell>
          <table:table-cell office:value-type="string">
            <text:p>http://www.youtube.com/watch?v=8ftz06I_j-k</text:p>
          </table:table-cell>
          <table:table-cell office:value-type="float" office:value="126">
            <text:p>12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6667">
            <text:p>4.6667</text:p>
          </table:table-cell>
          <table:table-cell office:value-type="float" office:value="1.5776">
            <text:p>1.577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  <table:table-cell office:value-type="float" office:value="4.1333">
            <text:p>4.1333</text:p>
          </table:table-cell>
          <table:table-cell office:value-type="float" office:value="2.0287">
            <text:p>2.028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.5333">
            <text:p>4.5333</text:p>
          </table:table-cell>
          <table:table-cell office:value-type="float" office:value="1.9956">
            <text:p>1.995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Madonna</text:p>
          </table:table-cell>
          <table:table-cell office:value-type="string">
            <text:p>Rain</text:p>
          </table:table-cell>
          <table:table-cell office:value-type="string">
            <text:p>http://www.youtube.com/watch?v=15kWlTrpt5k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3333">
            <text:p>4.3333</text:p>
          </table:table-cell>
          <table:table-cell office:value-type="float" office:value="2.0221">
            <text:p>2.022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  <table:table-cell office:value-type="float" office:value="3.1333">
            <text:p>3.1333</text:p>
          </table:table-cell>
          <table:table-cell office:value-type="float" office:value="1.7839">
            <text:p>1.7839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.8">
            <text:p>4.8</text:p>
          </table:table-cell>
          <table:table-cell office:value-type="float" office:value="1.9732">
            <text:p>1.9732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Sia</text:p>
          </table:table-cell>
          <table:table-cell office:value-type="string">
            <text:p>Breathe Me</text:p>
          </table:table-cell>
          <table:table-cell office:value-type="string">
            <text:p>http://www.youtube.com/watch?v=ghPcYqn0p4Y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office:value-type="float" office:value="3.25">
            <text:p>3.25</text:p>
          </table:table-cell>
          <table:table-cell office:value-type="float" office:value="1.299">
            <text:p>1.299</text:p>
          </table:table-cell>
          <table:table-cell office:value-type="float" office:value="1.4167">
            <text:p>1.416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.75">
            <text:p>2.75</text:p>
          </table:table-cell>
          <table:table-cell office:value-type="float" office:value="1.4361">
            <text:p>1.4361</text:p>
          </table:table-cell>
          <table:table-cell office:value-type="float" office:value="1.4167">
            <text:p>1.4167</text:p>
          </table:table-cell>
          <table:table-cell office:value-type="float" office:value="3">
            <text:p>3</text:p>
          </table:table-cell>
          <table:table-cell office:value-type="float" office:value="3.5833">
            <text:p>3.5833</text:p>
          </table:table-cell>
          <table:table-cell office:value-type="float" office:value="2.9375">
            <text:p>2.9375</text:p>
          </table:table-cell>
          <table:table-cell office:value-type="float" office:value="1.4348">
            <text:p>1.4348</text:p>
          </table:table-cell>
          <table:table-cell office:value-type="float" office:value="1.4167">
            <text:p>1.4167</text:p>
          </table:table-cell>
          <table:table-cell office:value-type="float" office:value="3">
            <text:p>3</text:p>
          </table:table-cell>
          <table:table-cell office:value-type="float" office:value="4.1667">
            <text:p>4.16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Christina Aguilera </text:p>
          </table:table-cell>
          <table:table-cell office:value-type="string">
            <text:p>Hurt</text:p>
          </table:table-cell>
          <table:table-cell office:value-type="string">
            <text:p>http://www.youtube.com/watch?v=zHqZmtAD0lQ</text:p>
          </table:table-cell>
          <table:table-cell office:value-type="float" office:value="181">
            <text:p>181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office:value-type="float" office:value="3.4375">
            <text:p>3.4375</text:p>
          </table:table-cell>
          <table:table-cell office:value-type="float" office:value="1.3214">
            <text:p>1.3214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  <table:table-cell office:value-type="float" office:value="3.625">
            <text:p>3.625</text:p>
          </table:table-cell>
          <table:table-cell office:value-type="float" office:value="1.8329">
            <text:p>1.8329</text:p>
          </table:table-cell>
          <table:table-cell office:value-type="float" office:value="2">
            <text:p>2</text:p>
          </table:table-cell>
          <table:table-cell office:value-type="float" office:value="3.5">
            <text:p>3.5</text:p>
          </table:table-cell>
          <table:table-cell office:value-type="float" office:value="5.5833">
            <text:p>5.5833</text:p>
          </table:table-cell>
          <table:table-cell office:value-type="float" office:value="3.9375">
            <text:p>3.9375</text:p>
          </table:table-cell>
          <table:table-cell office:value-type="float" office:value="2.304">
            <text:p>2.304</text:p>
          </table:table-cell>
          <table:table-cell office:value-type="float" office:value="2.4167">
            <text:p>2.4167</text:p>
          </table:table-cell>
          <table:table-cell office:value-type="float" office:value="3.5">
            <text:p>3.5</text:p>
          </table:table-cell>
          <table:table-cell office:value-type="float" office:value="5.5833">
            <text:p>5.583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Enya </text:p>
          </table:table-cell>
          <table:table-cell office:value-type="string">
            <text:p>May It Be (Saving Private Ryan)</text:p>
          </table:table-cell>
          <table:table-cell office:value-type="string">
            <text:p>http://www.youtube.com/watch?v=xxvw5vrJxos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3.2">
            <text:p>3.2</text:p>
          </table:table-cell>
          <table:table-cell office:value-type="float" office:value="1.7588">
            <text:p>1.758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.6667">
            <text:p>3.6667</text:p>
          </table:table-cell>
          <table:table-cell office:value-type="float" office:value="1.8856">
            <text:p>1.885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.8333">
            <text:p>4.8333</text:p>
          </table:table-cell>
          <table:table-cell office:value-type="float" office:value="3.2667">
            <text:p>3.2667</text:p>
          </table:table-cell>
          <table:table-cell office:value-type="float" office:value="1.8785">
            <text:p>1.878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office:value-type="string">
            <text:p>Requiem For A Dream </text:p>
          </table:table-cell>
          <table:table-cell office:value-type="string">
            <text:p>Ending Scene (The Musical Part)</text:p>
          </table:table-cell>
          <table:table-cell office:value-type="string">
            <text:p>http://www.youtube.com/watch?v=uuzNohk5cYw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3.8667">
            <text:p>3.8667</text:p>
          </table:table-cell>
          <table:table-cell office:value-type="float" office:value="1.7839">
            <text:p>1.7839</text:p>
          </table:table-cell>
          <table:table-cell office:value-type="float" office:value="2.1667">
            <text:p>2.166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.2667">
            <text:p>4.2667</text:p>
          </table:table-cell>
          <table:table-cell office:value-type="float" office:value="2.3228">
            <text:p>2.3228</text:p>
          </table:table-cell>
          <table:table-cell office:value-type="float" office:value="2.1667">
            <text:p>2.1667</text:p>
          </table:table-cell>
          <table:table-cell office:value-type="float" office:value="4">
            <text:p>4</text:p>
          </table:table-cell>
          <table:table-cell office:value-type="float" office:value="6.6667">
            <text:p>6.6667</text:p>
          </table:table-cell>
          <table:table-cell office:value-type="float" office:value="4.0667">
            <text:p>4.0667</text:p>
          </table:table-cell>
          <table:table-cell office:value-type="float" office:value="2.2351">
            <text:p>2.2351</text:p>
          </table:table-cell>
          <table:table-cell office:value-type="float" office:value="1.3333">
            <text:p>1.3333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office:value-type="string">
            <text:p>Once</text:p>
          </table:table-cell>
          <table:table-cell office:value-type="string">
            <text:p>Falling Slowly</text:p>
          </table:table-cell>
          <table:table-cell office:value-type="string">
            <text:p>http://www.youtube.com/watch?v=CoSL_qayMCc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9333">
            <text:p>4.9333</text:p>
          </table:table-cell>
          <table:table-cell office:value-type="float" office:value="1.6111">
            <text:p>1.6111</text:p>
          </table:table-cell>
          <table:table-cell office:value-type="float" office:value="2.1667">
            <text:p>2.1667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3.6667">
            <text:p>3.6667</text:p>
          </table:table-cell>
          <table:table-cell office:value-type="float" office:value="1.7385">
            <text:p>1.7385</text:p>
          </table:table-cell>
          <table:table-cell office:value-type="float" office:value="2.1667">
            <text:p>2.1667</text:p>
          </table:table-cell>
          <table:table-cell office:value-type="float" office:value="4">
            <text:p>4</text:p>
          </table:table-cell>
          <table:table-cell office:value-type="float" office:value="4.8333">
            <text:p>4.8333</text:p>
          </table:table-cell>
          <table:table-cell office:value-type="float" office:value="4.4">
            <text:p>4.4</text:p>
          </table:table-cell>
          <table:table-cell office:value-type="float" office:value="1.7436">
            <text:p>1.74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office:value-type="string">
            <text:p>Portishead</text:p>
          </table:table-cell>
          <table:table-cell office:value-type="string">
            <text:p>Roads</text:p>
          </table:table-cell>
          <table:table-cell office:value-type="string">
            <text:p>http://www.youtube.com/watch?v=Vg1jyL3cr60</text:p>
          </table:table-cell>
          <table:table-cell office:value-type="float" office:value="201">
            <text:p>201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6667">
            <text:p>4.6667</text:p>
          </table:table-cell>
          <table:table-cell office:value-type="float" office:value="1.8135">
            <text:p>1.813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.8">
            <text:p>3.8</text:p>
          </table:table-cell>
          <table:table-cell office:value-type="float" office:value="2.2862">
            <text:p>2.28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.8333">
            <text:p>5.8333</text:p>
          </table:table-cell>
          <table:table-cell office:value-type="float" office:value="3.6667">
            <text:p>3.6667</text:p>
          </table:table-cell>
          <table:table-cell office:value-type="float" office:value="1.5348">
            <text:p>1.5348</text:p>
          </table:table-cell>
          <table:table-cell office:value-type="float" office:value="2.1667">
            <text:p>2.166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office:value-type="string">
            <text:p>Sinead O'Connor</text:p>
          </table:table-cell>
          <table:table-cell office:value-type="string">
            <text:p>Nothing Compares To You</text:p>
          </table:table-cell>
          <table:table-cell office:value-type="string">
            <text:p>http://www.youtube.com/watch?v=iUiTQvT0W_0</text:p>
          </table:table-cell>
          <table:table-cell office:value-type="float" office:value="196">
            <text:p>196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4.2">
            <text:p>4.2</text:p>
          </table:table-cell>
          <table:table-cell office:value-type="float" office:value="1.7588">
            <text:p>1.758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.556">
            <text:p>2.55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.8667">
            <text:p>3.8667</text:p>
          </table:table-cell>
          <table:table-cell office:value-type="float" office:value="1.4545">
            <text:p>1.454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office:value-type="string">
            <text:p>The Righteous Brothers</text:p>
          </table:table-cell>
          <table:table-cell office:value-type="string">
            <text:p>Unchained Melody</text:p>
          </table:table-cell>
          <table:table-cell office:value-type="string">
            <text:p>http://www.youtube.com/watch?v=dwXzpTU-NCk</text:p>
          </table:table-cell>
          <table:table-cell office:value-type="float" office:value="96">
            <text:p>9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  <table:table-cell office:value-type="float" office:value="1.7205">
            <text:p>1.720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.0667">
            <text:p>5.0667</text:p>
          </table:table-cell>
          <table:table-cell office:value-type="float" office:value="1.8062">
            <text:p>1.806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.9333">
            <text:p>4.9333</text:p>
          </table:table-cell>
          <table:table-cell office:value-type="float" office:value="1.7308">
            <text:p>1.7308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office:value-type="string">
            <text:p>Radiohead </text:p>
          </table:table-cell>
          <table:table-cell office:value-type="string">
            <text:p>No Surprises</text:p>
          </table:table-cell>
          <table:table-cell office:value-type="string">
            <text:p>http://www.youtube.com/watch?v=sgzeqwhNTDk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.5714">
            <text:p>5.5714</text:p>
          </table:table-cell>
          <table:table-cell office:value-type="float" office:value="1.7202">
            <text:p>1.7202</text:p>
          </table:table-cell>
          <table:table-cell office:value-type="float" office:value="2.9167">
            <text:p>2.9167</text:p>
          </table:table-cell>
          <table:table-cell office:value-type="float" office:value="5.5">
            <text:p>5.5</text:p>
          </table:table-cell>
          <table:table-cell office:value-type="float" office:value="7">
            <text:p>7</text:p>
          </table:table-cell>
          <table:table-cell office:value-type="float" office:value="4.4286">
            <text:p>4.4286</text:p>
          </table:table-cell>
          <table:table-cell office:value-type="float" office:value="1.9535">
            <text:p>1.9535</text:p>
          </table:table-cell>
          <table:table-cell office:value-type="float" office:value="2.9167">
            <text:p>2.91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.5714">
            <text:p>4.5714</text:p>
          </table:table-cell>
          <table:table-cell office:value-type="float" office:value="1.5452">
            <text:p>1.5452</text:p>
          </table:table-cell>
          <table:table-cell office:value-type="float" office:value="3.9167">
            <text:p>3.9167</text:p>
          </table:table-cell>
          <table:table-cell office:value-type="float" office:value="5">
            <text:p>5</text:p>
          </table:table-cell>
          <table:table-cell office:value-type="float" office:value="5.0833">
            <text:p>5.083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office:value-type="string">
            <text:p>Jeff Buckley</text:p>
          </table:table-cell>
          <table:table-cell office:value-type="string">
            <text:p>Hallelujah</text:p>
          </table:table-cell>
          <table:table-cell office:value-type="string">
            <text:p>http://www.youtube.com/watch?v=N3-_DbEYe7A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4.8571">
            <text:p>4.8571</text:p>
          </table:table-cell>
          <table:table-cell office:value-type="float" office:value="2.5595">
            <text:p>2.5595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7.0833">
            <text:p>7.0833</text:p>
          </table:table-cell>
          <table:table-cell office:value-type="float" office:value="4.9286">
            <text:p>4.9286</text:p>
          </table:table-cell>
          <table:table-cell office:value-type="float" office:value="2.9872">
            <text:p>2.9872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4.0714">
            <text:p>4.0714</text:p>
          </table:table-cell>
          <table:table-cell office:value-type="float" office:value="2.0165">
            <text:p>2.0165</text:p>
          </table:table-cell>
          <table:table-cell office:value-type="float" office:value="2.9167">
            <text:p>2.9167</text:p>
          </table:table-cell>
          <table:table-cell office:value-type="float" office:value="3.5">
            <text:p>3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office:value-type="string">
            <text:p>Day-Mar</text:p>
          </table:table-cell>
          <table:table-cell office:value-type="string">
            <text:p>Embrace The Night </text:p>
          </table:table-cell>
          <table:table-cell office:value-type="string">
            <text:p>http://www.youtube.com/watch?v=GKcQ2RiETss</text:p>
          </table:table-cell>
          <table:table-cell office:value-type="float" office:value="136">
            <text:p>13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1333">
            <text:p>4.1333</text:p>
          </table:table-cell>
          <table:table-cell office:value-type="float" office:value="1.8571">
            <text:p>1.8571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.3944">
            <text:p>2.3944</text:p>
          </table:table-cell>
          <table:table-cell office:value-type="float" office:value="2.5">
            <text:p>2.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4">
            <text:p>5.4</text:p>
          </table:table-cell>
          <table:table-cell office:value-type="float" office:value="2.0591">
            <text:p>2.059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Dj Paul Elstak</text:p>
          </table:table-cell>
          <table:table-cell office:value-type="string">
            <text:p>A Hardcore State Of Mind</text:p>
          </table:table-cell>
          <table:table-cell office:value-type="string">
            <text:p>http://www.youtube.com/watch?v=6fxI1JsXv1A</text:p>
          </table:table-cell>
          <table:table-cell office:value-type="float" office:value="131">
            <text:p>131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float" office:value="4.7857">
            <text:p>4.7857</text:p>
          </table:table-cell>
          <table:table-cell office:value-type="float" office:value="1.9339">
            <text:p>1.9339</text:p>
          </table:table-cell>
          <table:table-cell office:value-type="float" office:value="5.9167">
            <text:p>5.9167</text:p>
          </table:table-cell>
          <table:table-cell office:value-type="float" office:value="5">
            <text:p>5</text:p>
          </table:table-cell>
          <table:table-cell office:value-type="float" office:value="6.0833">
            <text:p>6.0833</text:p>
          </table:table-cell>
          <table:table-cell office:value-type="float" office:value="6.3571">
            <text:p>6.3571</text:p>
          </table:table-cell>
          <table:table-cell office:value-type="float" office:value="1.9496">
            <text:p>1.9496</text:p>
          </table:table-cell>
          <table:table-cell office:value-type="float" office:value="5.9167">
            <text:p>5.91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.9286">
            <text:p>4.9286</text:p>
          </table:table-cell>
          <table:table-cell office:value-type="float" office:value="2.1865">
            <text:p>2.1865</text:p>
          </table:table-cell>
          <table:table-cell office:value-type="float" office:value="3.9167">
            <text:p>3.9167</text:p>
          </table:table-cell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iamanda Galas</text:p>
          </table:table-cell>
          <table:table-cell office:value-type="string">
            <text:p>Gloomy Sunday</text:p>
          </table:table-cell>
          <table:table-cell office:value-type="string">
            <text:p>http://www.youtube.com/watch?v=KzWVWY5QUzg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1429">
            <text:p>4.1429</text:p>
          </table:table-cell>
          <table:table-cell office:value-type="float" office:value="1.807">
            <text:p>1.80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.2143">
            <text:p>4.2143</text:p>
          </table:table-cell>
          <table:table-cell office:value-type="float" office:value="1.5203">
            <text:p>1.5203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5.0833">
            <text:p>5.0833</text:p>
          </table:table-cell>
          <table:table-cell office:value-type="float" office:value="4">
            <text:p>4</text:p>
          </table:table-cell>
          <table:table-cell office:value-type="float" office:value="1.8127">
            <text:p>1.8127</text:p>
          </table:table-cell>
          <table:table-cell office:value-type="float" office:value="2.9167">
            <text:p>2.9167</text:p>
          </table:table-cell>
          <table:table-cell office:value-type="float" office:value="4.5">
            <text:p>4.5</text:p>
          </table:table-cell>
          <table:table-cell office:value-type="float" office:value="5.0833">
            <text:p>5.083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office:value-type="string">
            <text:p>The Smashing Pumpkins</text:p>
          </table:table-cell>
          <table:table-cell office:value-type="string">
            <text:p>Bullet With Butterfly Wings</text:p>
          </table:table-cell>
          <table:table-cell office:value-type="string">
            <text:p>http://www.youtube.com/watch?v=dxNX_PRqhCQ</text:p>
          </table:table-cell>
          <table:table-cell office:value-type="float" office:value="141">
            <text:p>141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1.7217">
            <text:p>1.7217</text:p>
          </table:table-cell>
          <table:table-cell office:value-type="float" office:value="4.9167">
            <text:p>4.91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.6429">
            <text:p>5.6429</text:p>
          </table:table-cell>
          <table:table-cell office:value-type="float" office:value="1.7158">
            <text:p>1.7158</text:p>
          </table:table-cell>
          <table:table-cell office:value-type="float" office:value="4.9167">
            <text:p>4.91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.2857">
            <text:p>4.2857</text:p>
          </table:table-cell>
          <table:table-cell office:value-type="float" office:value="1.666">
            <text:p>1.666</text:p>
          </table:table-cell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office:value-type="string">
            <text:p>The Cranberries</text:p>
          </table:table-cell>
          <table:table-cell office:value-type="string">
            <text:p>Zombie</text:p>
          </table:table-cell>
          <table:table-cell office:value-type="string">
            <text:p>http://www.youtube.com/watch?v=6Ejga4kJUts</text:p>
          </table:table-cell>
          <table:table-cell office:value-type="float" office:value="256">
            <text:p>256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float" office:value="4.6429">
            <text:p>4.6429</text:p>
          </table:table-cell>
          <table:table-cell office:value-type="float" office:value="2.0216">
            <text:p>2.0216</text:p>
          </table:table-cell>
          <table:table-cell office:value-type="float" office:value="4.9167">
            <text:p>4.9167</text:p>
          </table:table-cell>
          <table:table-cell office:value-type="float" office:value="4.5">
            <text:p>4.5</text:p>
          </table:table-cell>
          <table:table-cell office:value-type="float" office:value="5.0833">
            <text:p>5.0833</text:p>
          </table:table-cell>
          <table:table-cell office:value-type="float" office:value="5.6429">
            <text:p>5.6429</text:p>
          </table:table-cell>
          <table:table-cell office:value-type="float" office:value="1.7971">
            <text:p>1.7971</text:p>
          </table:table-cell>
          <table:table-cell office:value-type="float" office:value="4.9167">
            <text:p>4.91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1429">
            <text:p>5.1429</text:p>
          </table:table-cell>
          <table:table-cell office:value-type="float" office:value="1.7261">
            <text:p>1.7261</text:p>
          </table:table-cell>
          <table:table-cell office:value-type="float" office:value="3.9167">
            <text:p>3.916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Napalm Death </text:p>
          </table:table-cell>
          <table:table-cell office:value-type="string">
            <text:p>Procrastination On The Empty Vessel</text:p>
          </table:table-cell>
          <table:table-cell office:value-type="string">
            <text:p>http://www.youtube.com/watch?v=Y9eXzmVzDR8</text:p>
          </table:table-cell>
          <table:table-cell office:value-type="float" office:value="41">
            <text:p>41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3.5333">
            <text:p>3.5333</text:p>
          </table:table-cell>
          <table:table-cell office:value-type="float" office:value="1.8927">
            <text:p>1.8927</text:p>
          </table:table-cell>
          <table:table-cell office:value-type="float" office:value="4.3333">
            <text:p>4.3333</text:p>
          </table:table-cell>
          <table:table-cell office:value-type="float" office:value="3">
            <text:p>3</text:p>
          </table:table-cell>
          <table:table-cell office:value-type="float" office:value="4.8333">
            <text:p>4.8333</text:p>
          </table:table-cell>
          <table:table-cell office:value-type="float" office:value="6.3333">
            <text:p>6.3333</text:p>
          </table:table-cell>
          <table:table-cell office:value-type="float" office:value="2.1187">
            <text:p>2.1187</text:p>
          </table:table-cell>
          <table:table-cell office:value-type="float" office:value="4.3333">
            <text:p>4.3333</text:p>
          </table:table-cell>
          <table:table-cell office:value-type="float" office:value="7">
            <text:p>7</text:p>
          </table:table-cell>
          <table:table-cell office:value-type="float" office:value="7.8333">
            <text:p>7.8333</text:p>
          </table:table-cell>
          <table:table-cell office:value-type="float" office:value="4.9333">
            <text:p>4.9333</text:p>
          </table:table-cell>
          <table:table-cell office:value-type="float" office:value="2.3514">
            <text:p>2.3514</text:p>
          </table:table-cell>
          <table:table-cell office:value-type="float" office:value="3.1667">
            <text:p>3.1667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Sepultura </text:p>
          </table:table-cell>
          <table:table-cell office:value-type="string">
            <text:p>Refuse Resist</text:p>
          </table:table-cell>
          <table:table-cell office:value-type="string">
            <text:p>http://www.youtube.com/watch?v=AJQ4sg3VCsk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4.9333">
            <text:p>4.9333</text:p>
          </table:table-cell>
          <table:table-cell office:value-type="float" office:value="2.294">
            <text:p>2.29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7.2667">
            <text:p>7.2667</text:p>
          </table:table-cell>
          <table:table-cell office:value-type="float" office:value="1.34">
            <text:p>1.34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.0667">
            <text:p>7.0667</text:p>
          </table:table-cell>
          <table:table-cell office:value-type="float" office:value="2.0806">
            <text:p>2.0806</text:p>
          </table:table-cell>
          <table:table-cell office:value-type="float" office:value="5.1667">
            <text:p>5.166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radle Of Filth </text:p>
          </table:table-cell>
          <table:table-cell office:value-type="string">
            <text:p>Scorched Earth Erotica</text:p>
          </table:table-cell>
          <table:table-cell office:value-type="string">
            <text:p>http://www.youtube.com/watch?v=ScD62dww0Fw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3.2667">
            <text:p>3.2667</text:p>
          </table:table-cell>
          <table:table-cell office:value-type="float" office:value="1.6111">
            <text:p>1.6111</text:p>
          </table:table-cell>
          <table:table-cell office:value-type="float" office:value="5.1667">
            <text:p>5.1667</text:p>
          </table:table-cell>
          <table:table-cell table:number-columns-repeated="2" office:value-type="float" office:value="4">
            <text:p>4</text:p>
          </table:table-cell>
          <table:table-cell office:value-type="float" office:value="5.8667">
            <text:p>5.8667</text:p>
          </table:table-cell>
          <table:table-cell office:value-type="float" office:value="2.2764">
            <text:p>2.2764</text:p>
          </table:table-cell>
          <table:table-cell office:value-type="float" office:value="5.1667">
            <text:p>5.1667</text:p>
          </table:table-cell>
          <table:table-cell office:value-type="float" office:value="6">
            <text:p>6</text:p>
          </table:table-cell>
          <table:table-cell office:value-type="float" office:value="7.8333">
            <text:p>7.8333</text:p>
          </table:table-cell>
          <table:table-cell office:value-type="float" office:value="5.5333">
            <text:p>5.5333</text:p>
          </table:table-cell>
          <table:table-cell office:value-type="float" office:value="2.2764">
            <text:p>2.27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office:value-type="string">
            <text:p>Deicide</text:p>
          </table:table-cell>
          <table:table-cell office:value-type="string">
            <text:p>Homage For Satan</text:p>
          </table:table-cell>
          <table:table-cell office:value-type="string">
            <text:p>http://www.youtube.com/watch?v=IJkMrl4AG8w</text:p>
          </table:table-cell>
          <table:table-cell office:value-type="float" office:value="116">
            <text:p>11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.1333">
            <text:p>5.1333</text:p>
          </table:table-cell>
          <table:table-cell office:value-type="float" office:value="2.5263">
            <text:p>2.5263</text:p>
          </table:table-cell>
          <table:table-cell office:value-type="float" office:value="5.1667">
            <text:p>5.1667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6.4">
            <text:p>6.4</text:p>
          </table:table-cell>
          <table:table-cell office:value-type="float" office:value="1.9933">
            <text:p>1.9933</text:p>
          </table:table-cell>
          <table:table-cell office:value-type="float" office:value="5.1667">
            <text:p>5.1667</text:p>
          </table:table-cell>
          <table:table-cell office:value-type="float" office:value="7">
            <text:p>7</text:p>
          </table:table-cell>
          <table:table-cell office:value-type="float" office:value="7.8333">
            <text:p>7.8333</text:p>
          </table:table-cell>
          <table:table-cell office:value-type="float" office:value="5.8">
            <text:p>5.8</text:p>
          </table:table-cell>
          <table:table-cell office:value-type="float" office:value="1.9391">
            <text:p>1.939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Gorgoroth </text:p>
          </table:table-cell>
          <table:table-cell office:value-type="string">
            <text:p>Carving A Giant</text:p>
          </table:table-cell>
          <table:table-cell office:value-type="string">
            <text:p>http://www.youtube.com/watch?v=aFn26ntmSsg</text:p>
          </table:table-cell>
          <table:table-cell office:value-type="float" office:value="166">
            <text:p>166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3.2667">
            <text:p>3.2667</text:p>
          </table:table-cell>
          <table:table-cell office:value-type="float" office:value="2.1124">
            <text:p>2.1124</text:p>
          </table:table-cell>
          <table:table-cell office:value-type="float" office:value="4.1667">
            <text:p>4.166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.3333">
            <text:p>5.3333</text:p>
          </table:table-cell>
          <table:table-cell office:value-type="float" office:value="2.241">
            <text:p>2.241</text:p>
          </table:table-cell>
          <table:table-cell office:value-type="float" office:value="4.1667">
            <text:p>4.16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6667">
            <text:p>5.6667</text:p>
          </table:table-cell>
          <table:table-cell office:value-type="float" office:value="2.4129">
            <text:p>2.4129</text:p>
          </table:table-cell>
          <table:table-cell office:value-type="float" office:value="3.3333">
            <text:p>3.3333</text:p>
          </table:table-cell>
          <table:table-cell office:value-type="float" office:value="6">
            <text:p>6</text:p>
          </table:table-cell>
          <table:table-cell office:value-type="float" office:value="7.8333">
            <text:p>7.8333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Dark Funeral </text:p>
          </table:table-cell>
          <table:table-cell office:value-type="string">
            <text:p>My Funeral </text:p>
          </table:table-cell>
          <table:table-cell office:value-type="string">
            <text:p>http://www.youtube.com/watch?v=TEVodXzNmPM</text:p>
          </table:table-cell>
          <table:table-cell office:value-type="float" office:value="251">
            <text:p>251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3.4667">
            <text:p>3.4667</text:p>
          </table:table-cell>
          <table:table-cell office:value-type="float" office:value="2.3343">
            <text:p>2.3343</text:p>
          </table:table-cell>
          <table:table-cell office:value-type="float" office:value="3.1667">
            <text:p>3.1667</text:p>
          </table:table-cell>
          <table:table-cell office:value-type="float" office:value="3">
            <text:p>3</text:p>
          </table:table-cell>
          <table:table-cell office:value-type="float" office:value="4.8333">
            <text:p>4.8333</text:p>
          </table:table-cell>
          <table:table-cell office:value-type="float" office:value="5.3333">
            <text:p>5.3333</text:p>
          </table:table-cell>
          <table:table-cell office:value-type="float" office:value="2.3851">
            <text:p>2.3851</text:p>
          </table:table-cell>
          <table:table-cell office:value-type="float" office:value="3.1667">
            <text:p>3.166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.2667">
            <text:p>5.2667</text:p>
          </table:table-cell>
          <table:table-cell office:value-type="float" office:value="2.8628">
            <text:p>2.8628</text:p>
          </table:table-cell>
          <table:table-cell office:value-type="float" office:value="2.1667">
            <text:p>2.166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office:value-type="string">
            <text:p>Counting Crows</text:p>
          </table:table-cell>
          <table:table-cell office:value-type="string">
            <text:p>Angels Of The Silences</text:p>
          </table:table-cell>
          <table:table-cell office:value-type="string">
            <text:p>http://www.youtube.com/watch?v=rHaKHy8qSpo</text:p>
          </table:table-cell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.8667">
            <text:p>5.8667</text:p>
          </table:table-cell>
          <table:table-cell office:value-type="float" office:value="1.4079">
            <text:p>1.4079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.2">
            <text:p>5.2</text:p>
          </table:table-cell>
          <table:table-cell office:value-type="float" office:value="1.4236">
            <text:p>1.423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.6667">
            <text:p>5.6667</text:p>
          </table:table-cell>
          <table:table-cell office:value-type="float" office:value="1.66">
            <text:p>1.6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6.8333">
            <text:p>6.833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Rage Against The Machine</text:p>
          </table:table-cell>
          <table:table-cell office:value-type="string">
            <text:p>Bombtrack</text:p>
          </table:table-cell>
          <table:table-cell office:value-type="string">
            <text:p>http://www.youtube.com/watch?v=Tu1wAP2Baco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.8667">
            <text:p>5.8667</text:p>
          </table:table-cell>
          <table:table-cell office:value-type="float" office:value="2.1868">
            <text:p>2.1868</text:p>
          </table:table-cell>
          <table:table-cell table:number-columns-repeated="2" office:value-type="float" office:value="6">
            <text:p>6</text:p>
          </table:table-cell>
          <table:table-cell office:value-type="float" office:value="8.5">
            <text:p>8.5</text:p>
          </table:table-cell>
          <table:table-cell office:value-type="float" office:value="7.0667">
            <text:p>7.0667</text:p>
          </table:table-cell>
          <table:table-cell office:value-type="float" office:value="1.436">
            <text:p>1.43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.0667">
            <text:p>7.0667</text:p>
          </table:table-cell>
          <table:table-cell office:value-type="float" office:value="1.6111">
            <text:p>1.611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office:value-type="string">
            <text:p>Scooter</text:p>
          </table:table-cell>
          <table:table-cell office:value-type="string">
            <text:p>Hyper Hyper</text:p>
          </table:table-cell>
          <table:table-cell office:value-type="string">
            <text:p>http://www.youtube.com/watch?v=7Twnmhe948A</text:p>
          </table:table-cell>
          <table:table-cell office:value-type="float" office:value="151">
            <text:p>15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0667">
            <text:p>4.0667</text:p>
          </table:table-cell>
          <table:table-cell office:value-type="float" office:value="1.9137">
            <text:p>1.913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5.8333">
            <text:p>5.8333</text:p>
          </table:table-cell>
          <table:table-cell office:value-type="float" office:value="4.6">
            <text:p>4.6</text:p>
          </table:table-cell>
          <table:table-cell office:value-type="float" office:value="2.4712">
            <text:p>2.47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.8333">
            <text:p>6.8333</text:p>
          </table:table-cell>
          <table:table-cell office:value-type="float" office:value="5">
            <text:p>5</text:p>
          </table:table-cell>
          <table:table-cell office:value-type="float" office:value="2.1292">
            <text:p>2.1292</text:p>
          </table:table-cell>
          <table:table-cell office:value-type="float" office:value="4.1667">
            <text:p>4.1667</text:p>
          </table:table-cell>
          <table:table-cell office:value-type="float" office:value="5">
            <text:p>5</text:p>
          </table:table-cell>
          <table:table-cell office:value-type="float" office:value="6.6667">
            <text:p>6.666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Arch Enemy</text:p>
          </table:table-cell>
          <table:table-cell office:value-type="string">
            <text:p>My Apocalypse</text:p>
          </table:table-cell>
          <table:table-cell office:value-type="string">
            <text:p>http://www.youtube.com/watch?v=mZM-d2qD15E</text:p>
          </table:table-cell>
          <table:table-cell office:value-type="float" office:value="201">
            <text:p>201</text:p>
          </table:table-cell>
          <table:table-cell office:value-type="float" office:value="15">
            <text:p>15</text:p>
          </table:table-cell>
          <table:table-cell table:number-columns-repeated="2" office:value-type="float" office:value="4">
            <text:p>4</text:p>
          </table:table-cell>
          <table:table-cell office:value-type="float" office:value="3.7333">
            <text:p>3.7333</text:p>
          </table:table-cell>
          <table:table-cell office:value-type="float" office:value="2.594">
            <text:p>2.59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.8333">
            <text:p>4.8333</text:p>
          </table:table-cell>
          <table:table-cell office:value-type="float" office:value="5.7333">
            <text:p>5.7333</text:p>
          </table:table-cell>
          <table:table-cell office:value-type="float" office:value="2.2351">
            <text:p>2.235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.8333">
            <text:p>7.8333</text:p>
          </table:table-cell>
          <table:table-cell office:value-type="float" office:value="5.5333">
            <text:p>5.5333</text:p>
          </table:table-cell>
          <table:table-cell office:value-type="float" office:value="2.3627">
            <text:p>2.362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25/01/2011</text:date>, <text:time>17:3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sander koelstra</dc:creator>
    <dc:date>2011-01-25T17:30:27</dc:date>
    <meta:editing-cycles>6</meta:editing-cycles>
    <meta:editing-duration>PT118H30M55S</meta:editing-duration>
    <meta:generator>OpenOffice.org/3.2$Linux OpenOffice.org_project/320m19$Build-9505</meta:generator>
    <meta:document-statistic meta:table-count="1" meta:cell-count="2885" meta:object-count="0"/>
  </office:meta>
</office:document-meta>
</file>